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1.93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81.77mm"/>
    </style:style>
    <style:style style:name="co4" style:family="table-column">
      <style:table-column-properties fo:break-before="auto" style:column-width="54.54mm"/>
    </style:style>
    <style:style style:name="co5" style:family="table-column">
      <style:table-column-properties fo:break-before="auto" style:column-width="43.02mm"/>
    </style:style>
    <style:style style:name="co6" style:family="table-column">
      <style:table-column-properties fo:break-before="auto" style:column-width="61.3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9999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9999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2" office:value-type="string" calcext:value-type="string">
            <text:p>release_na</text:p>
          </table:table-cell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publisher</text:p>
          </table:table-cell>
          <table:table-cell table:style-name="ce2" office:value-type="string" calcext:value-type="string">
            <text:p>regions</text:p>
          </table:table-cell>
          <table:table-cell table:style-name="ce2" office:value-type="string" calcext:value-type="string">
            <text:p>genr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3 Ninjas Kick Back</text:p>
          </table:table-cell>
          <table:table-cell table:style-name="ce3" office:value-type="date" office:date-value="1994-06-19" calcext:value-type="date">
            <text:p>1994-06-19</text:p>
          </table:table-cell>
          <table:table-cell office:value-type="string" calcext:value-type="string">
            <text:p>Malibu Interactive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7th Saga</text:p>
          </table:table-cell>
          <table:table-cell table:style-name="ce3" office:value-type="date" office:date-value="1993-08-03" calcext:value-type="date">
            <text:p>1993-08-03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Eni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 Minutes European Prime Goal</text:p>
          </table:table-cell>
          <table:table-cell table:style-name="ce3" office:value-type="date" office:date-value="1995-12-20" calcext:value-type="date">
            <text:p>1995-12-20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.S.P. Air Strike Patrol|Desert Fighter EU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SETA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Isometric Shoo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AHH!!! Real Monsters</text:p>
          </table:table-cell>
          <table:table-cell table:style-name="ce3" office:value-type="date" office:date-value="1995-08-15" calcext:value-type="date">
            <text:p>1995-08-15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Viacom New Media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C Monday Night Football</text:p>
          </table:table-cell>
          <table:table-cell table:style-name="ce3" office:value-type="date" office:date-value="1993-12-07" calcext:value-type="date">
            <text:p>1993-12-07</text:p>
          </table:table-cell>
          <table:table-cell office:value-type="string" calcext:value-type="string">
            <text:p>Data East|Kuusoukagaku Corporatio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me Animation Factory</text:p>
          </table:table-cell>
          <table:table-cell table:style-name="ce3" office:value-type="date" office:date-value="1994-11-05" calcext:value-type="date">
            <text:p>1994-11-05</text:p>
          </table:table-cell>
          <table:table-cell table:number-columns-repeated="2"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Educational Anim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Raiser</text:p>
          </table:table-cell>
          <table:table-cell table:style-name="ce3" office:value-type="date" office:date-value="1991-11-01" calcext:value-type="date">
            <text:p>1991-11-01</text:p>
          </table:table-cell>
          <table:table-cell office:value-type="string" calcext:value-type="string">
            <text:p>Quintet</text:p>
          </table:table-cell>
          <table:table-cell office:value-type="string" calcext:value-type="string">
            <text:p>Enix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imula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Raiser 2</text:p>
          </table:table-cell>
          <table:table-cell table:style-name="ce3" office:value-type="date" office:date-value="1993-11-16" calcext:value-type="date">
            <text:p>1993-11-16</text:p>
          </table:table-cell>
          <table:table-cell office:value-type="string" calcext:value-type="string">
            <text:p>Quintet</text:p>
          </table:table-cell>
          <table:table-cell office:value-type="string" calcext:value-type="string">
            <text:p>Enix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ddams Family</text:p>
          </table:table-cell>
          <table:table-cell table:style-name="ce3" office:value-type="date" office:date-value="1992-03-10" calcext:value-type="date">
            <text:p>1992-03-10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ddams Family: Pugsley's Scavenger Hunt</text:p>
          </table:table-cell>
          <table:table-cell table:style-name="ce3" office:value-type="date" office:date-value="1993-02-23" calcext:value-type="date">
            <text:p>1993-02-23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ams Family Values</text:p>
          </table:table-cell>
          <table:table-cell table:style-name="ce3" office:value-type="date" office:date-value="1995-02-14" calcext:value-type="date">
            <text:p>1995-02-14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dventures of Batman &amp; Robin</text:p>
          </table:table-cell>
          <table:table-cell table:style-name="ce3" office:value-type="date" office:date-value="1994-12-01" calcext:value-type="date">
            <text:p>1994-12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 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dventures of Dr. Franken</text:p>
          </table:table-cell>
          <table:table-cell table:style-name="ce3" office:value-type="date" office:date-value="1993-12-01" calcext:value-type="date">
            <text:p>1993-12-01</text:p>
          </table:table-cell>
          <table:table-cell office:value-type="string" calcext:value-type="string">
            <text:p>MotiveTime</text:p>
          </table:table-cell>
          <table:table-cell office:value-type="string" calcext:value-type="string">
            <text:p>DTMC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dventures of Kid Kleets|Soccer Kid EU</text:p>
          </table:table-cell>
          <table:table-cell table:style-name="ce3" office:value-type="date" office:date-value="1993-12-01" calcext:value-type="date">
            <text:p>1993-12-01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dventures of Mighty Max</text:p>
          </table:table-cell>
          <table:table-cell table:style-name="ce3" office:value-type="date" office:date-value="1995-02-07" calcext:value-type="date">
            <text:p>1995-02-07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dventures of Rocky and Bullwinkle and Friends</text:p>
          </table:table-cell>
          <table:table-cell table:style-name="ce3" office:value-type="date" office:date-value="1993-06-01" calcext:value-type="date">
            <text:p>1993-06-01</text:p>
          </table:table-cell>
          <table:table-cell office:value-type="string" calcext:value-type="string">
            <text:p>Imagineering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dventures of Tintin: Prisoners of the Sun</text:p>
          </table:table-cell>
          <table:table-cell table:style-name="ce3" office:value-type="date" office:date-value="1997-02-09" calcext:value-type="date">
            <text:p>1997-02-09</text:p>
          </table:table-cell>
          <table:table-cell office:value-type="string" calcext:value-type="string">
            <text:p>Herge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 of Yogi Bear|Yogi Bear's Cartoon Caper EU</text:p>
          </table:table-cell>
          <table:table-cell table:style-name="ce3" office:value-type="date" office:date-value="1994-10-01" calcext:value-type="date">
            <text:p>1994-10-01</text:p>
          </table:table-cell>
          <table:table-cell office:value-type="string" calcext:value-type="string">
            <text:p>Empire Software</text:p>
          </table:table-cell>
          <table:table-cell office:value-type="string" calcext:value-type="string">
            <text:p>Cyber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ero Fighters</text:p>
          </table:table-cell>
          <table:table-cell table:style-name="ce3" office:value-type="date" office:date-value="1994-11-01" calcext:value-type="date">
            <text:p>1994-11-01</text:p>
          </table:table-cell>
          <table:table-cell table:number-columns-repeated="2" office:value-type="string" calcext:value-type="string">
            <text:p>Video Syst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ero the Acro-Bat</text:p>
          </table:table-cell>
          <table:table-cell table:style-name="ce3" office:value-type="date" office:date-value="1993-10-12" calcext:value-type="date">
            <text:p>1993-10-12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ero the Acro-Bat 2</text:p>
          </table:table-cell>
          <table:table-cell table:style-name="ce3" office:value-type="date" office:date-value="1994-11-01" calcext:value-type="date">
            <text:p>1994-11-01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erobiz</text:p>
          </table:table-cell>
          <table:table-cell table:style-name="ce3" office:value-type="date" office:date-value="1993-02-02" calcext:value-type="date">
            <text:p>1993-02-02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erobiz Supersonic</text:p>
          </table:table-cell>
          <table:table-cell table:style-name="ce3" office:value-type="date" office:date-value="1994-08-29" calcext:value-type="date">
            <text:p>1994-08-29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 Cavalry</text:p>
          </table:table-cell>
          <table:table-cell table:style-name="ce3" office:value-type="date" office:date-value="1995-06-20" calcext:value-type="date">
            <text:p>1995-06-20</text:p>
          </table:table-cell>
          <table:table-cell office:value-type="string" calcext:value-type="string">
            <text:p>Synergistic Software</text:p>
          </table:table-cell>
          <table:table-cell office:value-type="string" calcext:value-type="string">
            <text:p>Cyber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light Simulation|Shoo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 Unser Jr.'s Road to the Top</text:p>
          </table:table-cell>
          <table:table-cell table:style-name="ce3" office:value-type="date" office:date-value="1994-11-01" calcext:value-type="date">
            <text:p>1994-11-01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red Chicken</text:p>
          </table:table-cell>
          <table:table-cell table:style-name="ce3" office:value-type="date" office:date-value="1994-02-01" calcext:value-type="date">
            <text:p>1994-02-01</text:p>
          </table:table-cell>
          <table:table-cell office:value-type="string" calcext:value-type="string">
            <text:p>Twilight Games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en 3</text:p>
          </table:table-cell>
          <table:table-cell table:style-name="ce4" office:value-type="string" calcext:value-type="string">
            <text:p>1993-05-17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en vs Predator</text:p>
          </table:table-cell>
          <table:table-cell table:style-name="ce3" office:value-type="date" office:date-value="1993-09-04" calcext:value-type="date">
            <text:p>1993-09-04</text:p>
          </table:table-cell>
          <table:table-cell office:value-type="string" calcext:value-type="string">
            <text:p>Joruda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rican Gladiators</text:p>
          </table:table-cell>
          <table:table-cell table:style-name="ce3" office:value-type="date" office:date-value="1993-04-13" calcext:value-type="date">
            <text:p>1993-04-13</text:p>
          </table:table-cell>
          <table:table-cell office:value-type="string" calcext:value-type="string">
            <text:p>Imagitec Design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o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American Tail: Fievel Goes West</text:p>
          </table:table-cell>
          <table:table-cell table:style-name="ce3" office:value-type="date" office:date-value="1994-08-30" calcext:value-type="date">
            <text:p>1994-08-30</text:p>
          </table:table-cell>
          <table:table-cell table:number-columns-repeated="2" office:value-type="string" calcext:value-type="string">
            <text:p>Hudson 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 Agassi Tennis</text:p>
          </table:table-cell>
          <table:table-cell table:style-name="ce4" office:value-type="string" calcext:value-type="string">
            <text:p>1994-05-31</text:p>
          </table:table-cell>
          <table:table-cell office:value-type="string" calcext:value-type="string">
            <text:p>Radiance Software</text:p>
          </table:table-cell>
          <table:table-cell office:value-type="string" calcext:value-type="string">
            <text:p>TecMagi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nn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niacs</text:p>
          </table:table-cell>
          <table:table-cell table:style-name="ce3" office:value-type="date" office:date-value="1994-11-01" calcext:value-type="date">
            <text:p>1994-11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's Greatest Hits: The Atari Collection 1</text:p>
          </table:table-cell>
          <table:table-cell table:style-name="ce3" office:value-type="date" office:date-value="1997-08-30" calcext:value-type="date">
            <text:p>1997-08-30</text:p>
          </table:table-cell>
          <table:table-cell office:value-type="string" calcext:value-type="string">
            <text:p>Digital Eclipse Software</text:p>
          </table:table-cell>
          <table:table-cell office:value-type="string" calcext:value-type="string">
            <text:p>Midway Game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rcade Compi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na</text:p>
          </table:table-cell>
          <table:table-cell table:style-name="ce4" office:value-type="string" calcext:value-type="string">
            <text:p>1992-05-05</text:p>
          </table:table-cell>
          <table:table-cell table:number-columns-repeated="2" office:value-type="string" calcext:value-type="string">
            <text:p>HAL Laborato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y Lightfoot</text:p>
          </table:table-cell>
          <table:table-cell table:style-name="ce3" office:value-type="date" office:date-value="1993-06-01" calcext:value-type="date">
            <text:p>1993-06-01</text:p>
          </table:table-cell>
          <table:table-cell office:value-type="string" calcext:value-type="string">
            <text:p>ASCII Entertainment</text:p>
          </table:table-cell>
          <table:table-cell office:value-type="string" calcext:value-type="string">
            <text:p>Titus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kanoid: Doh It Again</text:p>
          </table:table-cell>
          <table:table-cell table:style-name="ce3" office:value-type="date" office:date-value="1997-10-01" calcext:value-type="date">
            <text:p>1997-10-01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reak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 of Fighting</text:p>
          </table:table-cell>
          <table:table-cell table:style-name="ce3" office:value-type="date" office:date-value="1993-12-01" calcext:value-type="date">
            <text:p>1993-12-01</text:p>
          </table:table-cell>
          <table:table-cell office:value-type="string" calcext:value-type="string">
            <text:p>Monolith Corporation</text:p>
          </table:table-cell>
          <table:table-cell office:value-type="string" calcext:value-type="string">
            <text:p>Takara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erix</text:p>
          </table:table-cell>
          <table:table-cell table:style-name="ce4" office:value-type="string" calcext:value-type="string">
            <text:p>1993-05-30</text:p>
          </table:table-cell>
          <table:table-cell table:number-columns-repeated="2" office:value-type="string" calcext:value-type="string">
            <text:p>Infograme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erix &amp; Obelix</text:p>
          </table:table-cell>
          <table:table-cell table:style-name="ce4" office:value-type="string" calcext:value-type="string">
            <text:p>1996-05-01</text:p>
          </table:table-cell>
          <table:table-cell table:number-columns-repeated="2" office:value-type="string" calcext:value-type="string">
            <text:p>Infograme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xelay</text:p>
          </table:table-cell>
          <table:table-cell table:style-name="ce3" office:value-type="date" office:date-value="1992-09-14" calcext:value-type="date">
            <text:p>1992-09-14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.O.B.</text:p>
          </table:table-cell>
          <table:table-cell table:style-name="ce3" office:value-type="date" office:date-value="1993-06-01" calcext:value-type="date">
            <text:p>1993-06-01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un and G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z 3D</text:p>
          </table:table-cell>
          <table:table-cell table:style-name="ce3" office:value-type="date" office:date-value="1994-04-01" calcext:value-type="date">
            <text:p>1994-04-01</text:p>
          </table:table-cell>
          <table:table-cell office:value-type="string" calcext:value-type="string">
            <text:p>PF Magic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ie Super Model</text:p>
          </table:table-cell>
          <table:table-cell table:style-name="ce3" office:value-type="date" office:date-value="1993-06-16" calcext:value-type="date">
            <text:p>1993-06-16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Hi Tech Expressio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cational 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kley Shut Up and Jam!</text:p>
          </table:table-cell>
          <table:table-cell table:style-name="ce3" office:value-type="date" office:date-value="1994-06-07" calcext:value-type="date">
            <text:p>1994-06-07</text:p>
          </table:table-cell>
          <table:table-cell table:number-columns-repeated="2" office:value-type="string" calcext:value-type="string">
            <text:p>Accolad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 Masters Classic</text:p>
          </table:table-cell>
          <table:table-cell table:style-name="ce3" office:value-type="date" office:date-value="1995-06-06" calcext:value-type="date">
            <text:p>1995-06-06</text:p>
          </table:table-cell>
          <table:table-cell table:number-columns-repeated="2" office:value-type="string" calcext:value-type="string">
            <text:p>Malibu Gam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s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 Masters Classic: Pro Edition</text:p>
          </table:table-cell>
          <table:table-cell table:style-name="ce3" office:value-type="date" office:date-value="1996-07-23" calcext:value-type="date">
            <text:p>1996-07-23</text:p>
          </table:table-cell>
          <table:table-cell table:number-columns-repeated="2" office:value-type="string" calcext:value-type="string">
            <text:p>Black Pearl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s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in's Black Bass with Hank Parker</text:p>
          </table:table-cell>
          <table:table-cell table:style-name="ce3" office:value-type="date" office:date-value="1994-11-01" calcext:value-type="date">
            <text:p>1994-11-01</text:p>
          </table:table-cell>
          <table:table-cell office:value-type="string" calcext:value-type="string">
            <text:p>Starfish</text:p>
          </table:table-cell>
          <table:table-cell office:value-type="string" calcext:value-type="string">
            <text:p>Hot-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s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man Forever</text:p>
          </table:table-cell>
          <table:table-cell table:style-name="ce3" office:value-type="date" office:date-value="1995-10-26" calcext:value-type="date">
            <text:p>1995-10-26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man Returns</text:p>
          </table:table-cell>
          <table:table-cell table:style-name="ce4" office:value-type="string" calcext:value-type="string">
            <text:p>1993-05-3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Blaze</text:p>
          </table:table-cell>
          <table:table-cell table:style-name="ce3" office:value-type="date" office:date-value="1993-10-19" calcext:value-type="date">
            <text:p>1993-10-19</text:p>
          </table:table-cell>
          <table:table-cell table:number-columns-repeated="2" office:value-type="string" calcext:value-type="string">
            <text:p>American Samm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Cars</text:p>
          </table:table-cell>
          <table:table-cell table:style-name="ce3" office:value-type="date" office:date-value="1993-10-11" calcext:value-type="date">
            <text:p>1993-10-11</text:p>
          </table:table-cell>
          <table:table-cell table:number-columns-repeated="2" office:value-type="string" calcext:value-type="string">
            <text:p>Nam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hicular comb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Clash</text:p>
          </table:table-cell>
          <table:table-cell table:style-name="ce3" office:value-type="date" office:date-value="1992-10-01" calcext:value-type="date">
            <text:p>1992-10-01</text:p>
          </table:table-cell>
          <table:table-cell office:value-type="string" calcext:value-type="string">
            <text:p>Intelligent Systems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Light Gun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Grand Prix</text:p>
          </table:table-cell>
          <table:table-cell table:style-name="ce3" office:value-type="date" office:date-value="1993-04-20" calcext:value-type="date">
            <text:p>1993-04-20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Hudson 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|Vehicular Comb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toads &amp; Double Dragon</text:p>
          </table:table-cell>
          <table:table-cell table:style-name="ce3" office:value-type="date" office:date-value="1993-12-01" calcext:value-type="date">
            <text:p>1993-12-01</text:p>
          </table:table-cell>
          <table:table-cell office:value-type="string" calcext:value-type="string">
            <text:p>Rare Ltd.</text:p>
          </table:table-cell>
          <table:table-cell office:value-type="string" calcext:value-type="string">
            <text:p>Tradewe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toads in Battlemaniacs</text:p>
          </table:table-cell>
          <table:table-cell table:style-name="ce3" office:value-type="date" office:date-value="1993-06-29" calcext:value-type="date">
            <text:p>1993-06-29</text:p>
          </table:table-cell>
          <table:table-cell office:value-type="string" calcext:value-type="string">
            <text:p>Rare Ltd.</text:p>
          </table:table-cell>
          <table:table-cell office:value-type="string" calcext:value-type="string">
            <text:p>Tradewe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zooka Blitzkrieg|Destructive Jap</text:p>
          </table:table-cell>
          <table:table-cell table:style-name="ce3" office:value-type="date" office:date-value="1992-12-31" calcext:value-type="date">
            <text:p>1992-12-31</text:p>
          </table:table-cell>
          <table:table-cell table:number-columns-repeated="2" office:value-type="string" calcext:value-type="string">
            <text:p>Banda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il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vis and Butt-head</text:p>
          </table:table-cell>
          <table:table-cell table:style-name="ce3" office:value-type="date" office:date-value="1994-11-01" calcext:value-type="date">
            <text:p>1994-11-01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Viacom New Media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ébé's Kids</text:p>
          </table:table-cell>
          <table:table-cell table:style-name="ce3" office:value-type="date" office:date-value="1994-04-19" calcext:value-type="date">
            <text:p>1994-04-19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Motown Softw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ethoven: The Ultimate Canine Caper|Beethoven's 2nd EU</text:p>
          </table:table-cell>
          <table:table-cell table:style-name="ce3" office:value-type="date" office:date-value="1993-12-17" calcext:value-type="date">
            <text:p>1993-12-17</text:p>
          </table:table-cell>
          <table:table-cell office:value-type="string" calcext:value-type="string">
            <text:p>Riedel Software Productions</text:p>
          </table:table-cell>
          <table:table-cell office:value-type="string" calcext:value-type="string">
            <text:p>Hi Tech Expression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t of the Best: Championship Karate</text:p>
          </table:table-cell>
          <table:table-cell table:style-name="ce3" office:value-type="date" office:date-value="1993-11-24" calcext:value-type="date">
            <text:p>1993-11-24</text:p>
          </table:table-cell>
          <table:table-cell office:value-type="string" calcext:value-type="string">
            <text:p>Loriciel</text:p>
          </table:table-cell>
          <table:table-cell office:value-type="string" calcext:value-type="string">
            <text:p>Electro Brai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 Sky Trooper</text:p>
          </table:table-cell>
          <table:table-cell table:style-name="ce3" office:value-type="date" office:date-value="1995-10-10" calcext:value-type="date">
            <text:p>1995-10-10</text:p>
          </table:table-cell>
          <table:table-cell office:value-type="string" calcext:value-type="string">
            <text:p>LucasArts</text:p>
          </table:table-cell>
          <table:table-cell office:value-type="string" calcext:value-type="string">
            <text:p>JVC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ker Mice from Mars</text:p>
          </table:table-cell>
          <table:table-cell table:style-name="ce3" office:value-type="date" office:date-value="1994-12-01" calcext:value-type="date">
            <text:p>1994-12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l Laimbeer's Combat Basketball</text:p>
          </table:table-cell>
          <table:table-cell table:style-name="ce3" office:value-type="date" office:date-value="1991-12-01" calcext:value-type="date">
            <text:p>1991-12-01</text:p>
          </table:table-cell>
          <table:table-cell table:number-columns-repeated="2" office:value-type="string" calcext:value-type="string">
            <text:p>Hudson 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l Walsh College Football</text:p>
          </table:table-cell>
          <table:table-cell table:style-name="ce3" office:value-type="date" office:date-value="1993-06-01" calcext:value-type="date">
            <text:p>1993-06-01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Metal</text:p>
          </table:table-cell>
          <table:table-cell table:style-name="ce3" office:value-type="date" office:date-value="1993-06-01" calcext:value-type="date">
            <text:p>1993-06-01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il (\d+), (\d+)</text:p>
          </table:table-cell>
          <table:table-cell table:style-name="ce3" office:value-type="date" office:date-value="1995-08-10" calcext:value-type="date">
            <text:p>1995-08-10</text:p>
          </table:table-cell>
          <table:table-cell office:value-type="string" calcext:value-type="string">
            <text:p>Blizzard Entertainment</text:p>
          </table:table-cell>
          <table:table-cell office:value-type="string" calcext:value-type="string">
            <text:p>Interplay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Cinematic 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Zeon: The Bio-Cyborg Challenge</text:p>
          </table:table-cell>
          <table:table-cell table:style-name="ce3" office:value-type="date" office:date-value="1992-10-27" calcext:value-type="date">
            <text:p>1992-10-2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Blues Brothers</text:p>
          </table:table-cell>
          <table:table-cell table:style-name="ce3" office:value-type="date" office:date-value="1993-06-01" calcext:value-type="date">
            <text:p>1993-06-01</text:p>
          </table:table-cell>
          <table:table-cell table:number-columns-repeated="2" office:value-type="string" calcext:value-type="string">
            <text:p>Titus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ogerman: A Pick and Flick Adventure</text:p>
          </table:table-cell>
          <table:table-cell table:style-name="ce3" office:value-type="date" office:date-value="1995-09-15" calcext:value-type="date">
            <text:p>1995-09-15</text:p>
          </table:table-cell>
          <table:table-cell table:number-columns-repeated="2" office:value-type="string" calcext:value-type="string">
            <text:p>Interplay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xing Legends of the Ring|Chavez II MX</text:p>
          </table:table-cell>
          <table:table-cell table:style-name="ce3" office:value-type="date" office:date-value="1994-11-01" calcext:value-type="date">
            <text:p>1994-11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Electro Brai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 Lord</text:p>
          </table:table-cell>
          <table:table-cell table:style-name="ce3" office:value-type="date" office:date-value="1994-10-01" calcext:value-type="date">
            <text:p>1994-10-01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Eni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Brainies</text:p>
          </table:table-cell>
          <table:table-cell table:style-name="ce3" office:value-type="date" office:date-value="1996-04-02" calcext:value-type="date">
            <text:p>1996-04-02</text:p>
          </table:table-cell>
          <table:table-cell table:number-columns-repeated="2" office:value-type="string" calcext:value-type="string">
            <text:p>Titus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m Stoker's Dracula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ndish</text:p>
          </table:table-cell>
          <table:table-cell table:style-name="ce3" office:value-type="date" office:date-value="1995-02-28" calcext:value-type="date">
            <text:p>1995-02-28</text:p>
          </table:table-cell>
          <table:table-cell office:value-type="string" calcext:value-type="string">
            <text:p>Nihon Falcom</text:p>
          </table:table-cell>
          <table:table-cell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ungeon Crawler|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wl Brothers|Brawl Brothers: Rival Turf! 2 EU</text:p>
          </table:table-cell>
          <table:table-cell table:style-name="ce3" office:value-type="date" office:date-value="1993-04-13" calcext:value-type="date">
            <text:p>1993-04-13</text:p>
          </table:table-cell>
          <table:table-cell table:number-columns-repeated="2" office:value-type="string" calcext:value-type="string">
            <text:p>Jale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Thru!</text:p>
          </table:table-cell>
          <table:table-cell table:style-name="ce3" office:value-type="date" office:date-value="1994-06-01" calcext:value-type="date">
            <text:p>1994-06-01</text:p>
          </table:table-cell>
          <table:table-cell office:value-type="string" calcext:value-type="string">
            <text:p>Artech Digital Entertainment</text:p>
          </table:table-cell>
          <table:table-cell office:value-type="string" calcext:value-type="string">
            <text:p>Spectrum Holoby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th of Fire</text:p>
          </table:table-cell>
          <table:table-cell table:style-name="ce3" office:value-type="date" office:date-value="1994-08-10" calcext:value-type="date">
            <text:p>1994-08-10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th of Fire II</text:p>
          </table:table-cell>
          <table:table-cell table:style-name="ce3" office:value-type="date" office:date-value="1995-12-10" calcext:value-type="date">
            <text:p>1995-12-10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tt Hull Hockey</text:p>
          </table:table-cell>
          <table:table-cell table:style-name="ce3" office:value-type="date" office:date-value="1994-01-11" calcext:value-type="date">
            <text:p>1994-01-11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tt Hull Hockey '95</text:p>
          </table:table-cell>
          <table:table-cell table:style-name="ce3" office:value-type="date" office:date-value="1994-09-09" calcext:value-type="date">
            <text:p>1994-09-09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nkie the Bronchiasaurus</text:p>
          </table:table-cell>
          <table:table-cell table:style-name="ce3" office:value-type="date" office:date-value="1995-09-26" calcext:value-type="date">
            <text:p>1995-09-26</text:p>
          </table:table-cell>
          <table:table-cell office:value-type="string" calcext:value-type="string">
            <text:p>WaveQuest</text:p>
          </table:table-cell>
          <table:table-cell office:value-type="string" calcext:value-type="string">
            <text:p>Raya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cational 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swick World: Tournament of Champions</text:p>
          </table:table-cell>
          <table:table-cell table:style-name="ce3" office:value-type="date" office:date-value="1997-08-12" calcext:value-type="date">
            <text:p>1997-08-12</text:p>
          </table:table-cell>
          <table:table-cell office:value-type="string" calcext:value-type="string">
            <text:p>Tiertex Design Studios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w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tal: Paws of Fury</text:p>
          </table:table-cell>
          <table:table-cell table:style-name="ce3" office:value-type="date" office:date-value="1994-12-06" calcext:value-type="date">
            <text:p>1994-12-06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sy in Claws Encounters of the Furred Kind</text:p>
          </table:table-cell>
          <table:table-cell table:style-name="ce4" office:value-type="string" calcext:value-type="string">
            <text:p>1993-05-01</text:p>
          </table:table-cell>
          <table:table-cell table:number-columns-repeated="2" office:value-type="string" calcext:value-type="string">
            <text:p>Accolad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sy 2</text:p>
          </table:table-cell>
          <table:table-cell table:style-name="ce3" office:value-type="date" office:date-value="1994-04-03" calcext:value-type="date">
            <text:p>1994-04-03</text:p>
          </table:table-cell>
          <table:table-cell table:number-columns-repeated="2" office:value-type="string" calcext:value-type="string">
            <text:p>Accolad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gs Bunny Rabbit Rampage</text:p>
          </table:table-cell>
          <table:table-cell table:style-name="ce3" office:value-type="date" office:date-value="1994-02-15" calcext:value-type="date">
            <text:p>1994-02-15</text:p>
          </table:table-cell>
          <table:table-cell table:number-columns-repeated="2"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lls versus Blazers and the NBA Playoffs</text:p>
          </table:table-cell>
          <table:table-cell table:style-name="ce3" office:value-type="date" office:date-value="1992-12-01" calcext:value-type="date">
            <text:p>1992-12-01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-a-Move|Puzzle Bobble EU</text:p>
          </table:table-cell>
          <table:table-cell table:style-name="ce3" office:value-type="date" office:date-value="1995-03-01" calcext:value-type="date">
            <text:p>1995-03-01</text:p>
          </table:table-cell>
          <table:table-cell table:number-columns-repeated="2" office:value-type="string" calcext:value-type="string">
            <text:p>Tait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coma Knight in Bizyland</text:p>
          </table:table-cell>
          <table:table-cell table:style-name="ce3" office:value-type="date" office:date-value="1993-06-01" calcext:value-type="date">
            <text:p>1993-06-01</text:p>
          </table:table-cell>
          <table:table-cell table:number-columns-repeated="2" office:value-type="string" calcext:value-type="string">
            <text:p>S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|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 Ripken Jr. Baseball</text:p>
          </table:table-cell>
          <table:table-cell table:style-name="ce3" office:value-type="date" office:date-value="1992-12-01" calcext:value-type="date">
            <text:p>1992-12-01</text:p>
          </table:table-cell>
          <table:table-cell table:number-columns-repeated="2"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fornia Games 2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Silicon Sorcery</text:p>
          </table:table-cell>
          <table:table-cell office:value-type="string" calcext:value-type="string">
            <text:p>DTMC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po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non Fodder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Sensible Software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hoo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's MVP Football</text:p>
          </table:table-cell>
          <table:table-cell table:style-name="ce3" office:value-type="date" office:date-value="1992-06-01" calcext:value-type="date">
            <text:p>1992-06-01</text:p>
          </table:table-cell>
          <table:table-cell office:value-type="string" calcext:value-type="string">
            <text:p>Equilibrium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's Soccer Shootout</text:p>
          </table:table-cell>
          <table:table-cell table:style-name="ce3" office:value-type="date" office:date-value="1994-09-15" calcext:value-type="date">
            <text:p>1994-09-15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ain America and The Avengers</text:p>
          </table:table-cell>
          <table:table-cell table:style-name="ce3" office:value-type="date" office:date-value="1993-09-01" calcext:value-type="date">
            <text:p>1993-09-01</text:p>
          </table:table-cell>
          <table:table-cell table:number-columns-repeated="2"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ain Commando</text:p>
          </table:table-cell>
          <table:table-cell table:style-name="ce3" office:value-type="date" office:date-value="1995-08-01" calcext:value-type="date">
            <text:p>1995-08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ain Novolin</text:p>
          </table:table-cell>
          <table:table-cell table:style-name="ce3" office:value-type="date" office:date-value="1992-11-02" calcext:value-type="date">
            <text:p>1992-11-02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Raya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cational 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ier Aces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Synergistic Software</text:p>
          </table:table-cell>
          <table:table-cell office:value-type="string" calcext:value-type="string">
            <text:p>Cyber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War|Action Sim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per</text:p>
          </table:table-cell>
          <table:table-cell table:style-name="ce3" office:value-type="date" office:date-value="1996-12-01" calcext:value-type="date">
            <text:p>1996-12-01</text:p>
          </table:table-cell>
          <table:table-cell office:value-type="string" calcext:value-type="string">
            <text:p>Absolute Entertainment</text:p>
          </table:table-cell>
          <table:table-cell office:value-type="string" calcext:value-type="string">
            <text:p>Natsum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levania: Dracula X|Castlevania: Vampire's Kiss EU</text:p>
          </table:table-cell>
          <table:table-cell table:style-name="ce3" office:value-type="date" office:date-value="1995-09-01" calcext:value-type="date">
            <text:p>1995-09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mpions World Class Soccer</text:p>
          </table:table-cell>
          <table:table-cell table:style-name="ce3" office:value-type="date" office:date-value="1994-11-04" calcext:value-type="date">
            <text:p>1994-11-04</text:p>
          </table:table-cell>
          <table:table-cell office:value-type="string" calcext:value-type="string">
            <text:p>Park Place Productions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mpionship Pool</text:p>
          </table:table-cell>
          <table:table-cell table:style-name="ce3" office:value-type="date" office:date-value="1993-11-03" calcext:value-type="date">
            <text:p>1993-11-03</text:p>
          </table:table-cell>
          <table:table-cell office:value-type="string" calcext:value-type="string">
            <text:p>Bitmasters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illiar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mpionship Soccer '94|Sensible Soccer: International Edition EU</text:p>
          </table:table-cell>
          <table:table-cell table:style-name="ce3" office:value-type="date" office:date-value="1994-06-23" calcext:value-type="date">
            <text:p>1994-06-23</text:p>
          </table:table-cell>
          <table:table-cell office:value-type="string" calcext:value-type="string">
            <text:p>Sensible Software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hessmaster</text:p>
          </table:table-cell>
          <table:table-cell table:style-name="ce3" office:value-type="date" office:date-value="1991-09-01" calcext:value-type="date">
            <text:p>1991-09-01</text:p>
          </table:table-cell>
          <table:table-cell table:number-columns-repeated="2"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oard G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ster Cheetah: Too Cool to Fool</text:p>
          </table:table-cell>
          <table:table-cell table:style-name="ce3" office:value-type="date" office:date-value="1992-12-02" calcext:value-type="date">
            <text:p>1992-12-02</text:p>
          </table:table-cell>
          <table:table-cell table:number-columns-repeated="2" office:value-type="string" calcext:value-type="string">
            <text:p>Kanek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ster Cheetah: Wild Wild Quest</text:p>
          </table:table-cell>
          <table:table-cell table:style-name="ce3" office:value-type="date" office:date-value="1994-03-01" calcext:value-type="date">
            <text:p>1994-03-01</text:p>
          </table:table-cell>
          <table:table-cell table:number-columns-repeated="2" office:value-type="string" calcext:value-type="string">
            <text:p>Kanek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plifter III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Extreme Entertainment Group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hoo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ono Trigger</text:p>
          </table:table-cell>
          <table:table-cell table:style-name="ce3" office:value-type="date" office:date-value="1995-08-22" calcext:value-type="date">
            <text:p>1995-08-22</text:p>
          </table:table-cell>
          <table:table-cell table:number-columns-repeated="2" office:value-type="string" calcext:value-type="string">
            <text:p>Squ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uck Rock</text:p>
          </table:table-cell>
          <table:table-cell table:style-name="ce3" office:value-type="date" office:date-value="1992-11-01" calcext:value-type="date">
            <text:p>1992-11-01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ilization</text:p>
          </table:table-cell>
          <table:table-cell table:style-name="ce3" office:value-type="date" office:date-value="1995-06-30" calcext:value-type="date">
            <text:p>1995-06-30</text:p>
          </table:table-cell>
          <table:table-cell office:value-type="string" calcext:value-type="string">
            <text:p>Microprose</text:p>
          </table:table-cell>
          <table:table-cell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yFighter</text:p>
          </table:table-cell>
          <table:table-cell table:style-name="ce3" office:value-type="date" office:date-value="1993-11-30" calcext:value-type="date">
            <text:p>1993-11-30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Interplay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yFighter: Tournament Edition</text:p>
          </table:table-cell>
          <table:table-cell table:style-name="ce3" office:value-type="date" office:date-value="1994-11-22" calcext:value-type="date">
            <text:p>1994-11-22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Interplay Entertainm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yFighter 2: Judgment Clay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Interplay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ymates</text:p>
          </table:table-cell>
          <table:table-cell table:style-name="ce3" office:value-type="date" office:date-value="1993-04-26" calcext:value-type="date">
            <text:p>1993-04-26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Interplay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ffhanger</text:p>
          </table:table-cell>
          <table:table-cell table:style-name="ce3" office:value-type="date" office:date-value="1993-10-25" calcext:value-type="date">
            <text:p>1993-10-25</text:p>
          </table:table-cell>
          <table:table-cell office:value-type="string" calcext:value-type="string">
            <text:p>Malibu Interactive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ue</text:p>
          </table:table-cell>
          <table:table-cell table:style-name="ce3" office:value-type="date" office:date-value="1992-07-01" calcext:value-type="date">
            <text:p>1992-07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Parker Brother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ard g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ege Football USA '97: The Road to New Orleans</text:p>
          </table:table-cell>
          <table:table-cell table:style-name="ce3" office:value-type="date" office:date-value="1996-06-01" calcext:value-type="date">
            <text:p>1996-06-01</text:p>
          </table:table-cell>
          <table:table-cell office:value-type="string" calcext:value-type="string">
            <text:p>Black Pearl Software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ege Slam</text:p>
          </table:table-cell>
          <table:table-cell table:style-name="ce3" office:value-type="date" office:date-value="1996-01-31" calcext:value-type="date">
            <text:p>1996-01-31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ombatribes</text:p>
          </table:table-cell>
          <table:table-cell table:style-name="ce3" office:value-type="date" office:date-value="1993-03-01" calcext:value-type="date">
            <text:p>1993-03-01</text:p>
          </table:table-cell>
          <table:table-cell office:value-type="string" calcext:value-type="string">
            <text:p>Technōs Japan</text:p>
          </table:table-cell>
          <table:table-cell office:value-type="string" calcext:value-type="string">
            <text:p>American Technō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go's Caper</text:p>
          </table:table-cell>
          <table:table-cell table:style-name="ce4" office:value-type="string" calcext:value-type="string">
            <text:p>1993-05-01</text:p>
          </table:table-cell>
          <table:table-cell table:number-columns-repeated="2" office:value-type="string" calcext:value-type="string">
            <text:p>Data Ea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 III: The Alien Wars|Super Probotector: Alien Rebels EU</text:p>
          </table:table-cell>
          <table:table-cell table:style-name="ce3" office:value-type="date" office:date-value="1992-04-06" calcext:value-type="date">
            <text:p>1992-04-06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|Run and G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l Spot</text:p>
          </table:table-cell>
          <table:table-cell table:style-name="ce3" office:value-type="date" office:date-value="1993-09-01" calcext:value-type="date">
            <text:p>1993-09-01</text:p>
          </table:table-cell>
          <table:table-cell table:number-columns-repeated="2" office:value-type="string" calcext:value-type="string">
            <text:p>Virgin Interactiv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l World</text:p>
          </table:table-cell>
          <table:table-cell table:style-name="ce3" office:value-type="date" office:date-value="1993-02-01" calcext:value-type="date">
            <text:p>1993-02-01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throat Island</text:p>
          </table:table-cell>
          <table:table-cell table:style-name="ce3" office:value-type="date" office:date-value="1996-03-01" calcext:value-type="date">
            <text:p>1996-03-01</text:p>
          </table:table-cell>
          <table:table-cell office:value-type="string" calcext:value-type="string">
            <text:p>Software Creations (UK)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 Spin</text:p>
          </table:table-cell>
          <table:table-cell table:style-name="ce3" office:value-type="date" office:date-value="1992-11-01" calcext:value-type="date">
            <text:p>1992-11-01</text:p>
          </table:table-cell>
          <table:table-cell table:number-columns-repeated="2" office:value-type="string" calcext:value-type="string">
            <text:p>Taka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nator</text:p>
          </table:table-cell>
          <table:table-cell table:style-name="ce3" office:value-type="date" office:date-value="1993-04-04" calcext:value-type="date">
            <text:p>1993-04-04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|Run and G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ffy Duck: The Marvin Missions</text:p>
          </table:table-cell>
          <table:table-cell table:style-name="ce3" office:value-type="date" office:date-value="1993-10-01" calcext:value-type="date">
            <text:p>1993-10-01</text:p>
          </table:table-cell>
          <table:table-cell office:value-type="string" calcext:value-type="string">
            <text:p>ICOM Simulations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ius Twin</text:p>
          </table:table-cell>
          <table:table-cell table:style-name="ce3" office:value-type="date" office:date-value="1991-11-30" calcext:value-type="date">
            <text:p>1991-11-30</text:p>
          </table:table-cell>
          <table:table-cell table:number-columns-repeated="2" office:value-type="string" calcext:value-type="string">
            <text:p>Tait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 Crane's Amazing Tennis</text:p>
          </table:table-cell>
          <table:table-cell table:style-name="ce3" office:value-type="date" office:date-value="1992-11-05" calcext:value-type="date">
            <text:p>1992-11-05</text:p>
          </table:table-cell>
          <table:table-cell office:value-type="string" calcext:value-type="string">
            <text:p>David Crane</text:p>
          </table:table-cell>
          <table:table-cell office:value-type="string" calcext:value-type="string">
            <text:p>Absolute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Tenn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ze Before Christmas</text:p>
          </table:table-cell>
          <table:table-cell table:style-name="ce3" office:value-type="date" office:date-value="1994-11-01" calcext:value-type="date">
            <text:p>1994-11-01</text:p>
          </table:table-cell>
          <table:table-cell office:value-type="string" calcext:value-type="string">
            <text:p>Funcom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Death and Return of Superman</text:p>
          </table:table-cell>
          <table:table-cell table:style-name="ce3" office:value-type="date" office:date-value="1994-08-01" calcext:value-type="date">
            <text:p>1994-08-01</text:p>
          </table:table-cell>
          <table:table-cell office:value-type="string" calcext:value-type="string">
            <text:p>Blizzard Entertainment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lition Man</text:p>
          </table:table-cell>
          <table:table-cell table:style-name="ce3" office:value-type="date" office:date-value="1995-08-01" calcext:value-type="date">
            <text:p>1995-08-01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n's Crest</text:p>
          </table:table-cell>
          <table:table-cell table:style-name="ce3" office:value-type="date" office:date-value="1994-11-01" calcext:value-type="date">
            <text:p>1994-11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nis the Menace|Dennis EU</text:p>
          </table:table-cell>
          <table:table-cell table:style-name="ce3" office:value-type="date" office:date-value="1993-12-01" calcext:value-type="date">
            <text:p>1993-12-01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rt Strike: Return to the Gulf</text:p>
          </table:table-cell>
          <table:table-cell table:style-name="ce3" office:value-type="date" office:date-value="1992-10-01" calcext:value-type="date">
            <text:p>1992-10-01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hoo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Force</text:p>
          </table:table-cell>
          <table:table-cell table:style-name="ce3" office:value-type="date" office:date-value="1991-12-31" calcext:value-type="date">
            <text:p>1991-12-31</text:p>
          </table:table-cell>
          <table:table-cell table:number-columns-repeated="2" office:value-type="string" calcext:value-type="string">
            <text:p>Asmik Ace Entertainm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 &amp; Spike Volleyball</text:p>
          </table:table-cell>
          <table:table-cell table:style-name="ce3" office:value-type="date" office:date-value="1993-12-01" calcext:value-type="date">
            <text:p>1993-12-01</text:p>
          </table:table-cell>
          <table:table-cell table:number-columns-repeated="2" office:value-type="string" calcext:value-type="string">
            <text:p>Hudson 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olley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oCity</text:p>
          </table:table-cell>
          <table:table-cell table:style-name="ce3" office:value-type="date" office:date-value="1992-09-04" calcext:value-type="date">
            <text:p>1992-09-04</text:p>
          </table:table-cell>
          <table:table-cell table:number-columns-repeated="2" office:value-type="string" calcext:value-type="string">
            <text:p>Ire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o Dini's Soccer</text:p>
          </table:table-cell>
          <table:table-cell table:style-name="ce3" office:value-type="date" office:date-value="1994-11-10" calcext:value-type="date">
            <text:p>1994-11-10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t Racer</text:p>
          </table:table-cell>
          <table:table-cell table:style-name="ce4" office:value-type="string" calcext:value-type="string">
            <text:p>1995-05-31</text:p>
          </table:table-cell>
          <table:table-cell office:value-type="string" calcext:value-type="string">
            <text:p>MotiveTime</text:p>
          </table:table-cell>
          <table:table-cell office:value-type="string" calcext:value-type="string">
            <text:p>Elite System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t Trax FX</text:p>
          </table:table-cell>
          <table:table-cell table:style-name="ce3" office:value-type="date" office:date-value="1995-06-16" calcext:value-type="date">
            <text:p>1995-06-16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Aladdin</text:p>
          </table:table-cell>
          <table:table-cell table:style-name="ce3" office:value-type="date" office:date-value="1993-11-21" calcext:value-type="date">
            <text:p>1993-11-2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Beauty and the Beast</text:p>
          </table:table-cell>
          <table:table-cell office:value-type="string" calcext:value-type="string">
            <text:p>July 1994</text:p>
          </table:table-cell>
          <table:table-cell office:value-type="string" calcext:value-type="string">
            <text:p>Probe Software</text:p>
          </table:table-cell>
          <table:table-cell office:value-type="string" calcext:value-type="string">
            <text:p>Hudson 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Bonkers</text:p>
          </table:table-cell>
          <table:table-cell table:style-name="ce3" office:value-type="date" office:date-value="1994-12-15" calcext:value-type="date">
            <text:p>1994-12-15</text:p>
          </table:table-cell>
          <table:table-cell office:value-type="string" calcext:value-type="string">
            <text:p>Sun 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Pinocchio</text:p>
          </table:table-cell>
          <table:table-cell table:style-name="ce3" office:value-type="date" office:date-value="1996-11-01" calcext:value-type="date">
            <text:p>1996-11-01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Disney Interactiv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key Kong Country</text:p>
          </table:table-cell>
          <table:table-cell table:style-name="ce3" office:value-type="date" office:date-value="1994-11-21" calcext:value-type="date">
            <text:p>1994-11-21</text:p>
          </table:table-cell>
          <table:table-cell office:value-type="string" calcext:value-type="string">
            <text:p>Rare Ltd.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key Kong Country 2: Diddy's Kong Quest</text:p>
          </table:table-cell>
          <table:table-cell table:style-name="ce3" office:value-type="date" office:date-value="1995-11-20" calcext:value-type="date">
            <text:p>1995-11-20</text:p>
          </table:table-cell>
          <table:table-cell office:value-type="string" calcext:value-type="string">
            <text:p>Rare Ltd.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key Kong Country 3: Dixie Kong's Double Trouble!</text:p>
          </table:table-cell>
          <table:table-cell table:style-name="ce3" office:value-type="date" office:date-value="1996-11-22" calcext:value-type="date">
            <text:p>1996-11-22</text:p>
          </table:table-cell>
          <table:table-cell office:value-type="string" calcext:value-type="string">
            <text:p>Rare Ltd.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m</text:p>
          </table:table-cell>
          <table:table-cell table:style-name="ce3" office:value-type="date" office:date-value="1995-09-01" calcext:value-type="date">
            <text:p>1995-09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Williams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rst-Person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m Troopers</text:p>
          </table:table-cell>
          <table:table-cell table:style-name="ce3" office:value-type="date" office:date-value="1995-11-15" calcext:value-type="date">
            <text:p>1995-11-15</text:p>
          </table:table-cell>
          <table:table-cell office:value-type="string" calcext:value-type="string">
            <text:p>Adrenalin Interactive</text:p>
          </table:table-cell>
          <table:table-cell office:value-type="string" calcext:value-type="string">
            <text:p>Playma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un and G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msday Warrior</text:p>
          </table:table-cell>
          <table:table-cell table:style-name="ce3" office:value-type="date" office:date-value="1993-04-30" calcext:value-type="date">
            <text:p>1993-04-30</text:p>
          </table:table-cell>
          <table:table-cell office:value-type="string" calcext:value-type="string">
            <text:p>Telenet</text:p>
          </table:table-cell>
          <table:table-cell office:value-type="string" calcext:value-type="string">
            <text:p>Renovation Produc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uble Dragon V: The Shadow Falls</text:p>
          </table:table-cell>
          <table:table-cell table:style-name="ce3" office:value-type="date" office:date-value="1994-08-05" calcext:value-type="date">
            <text:p>1994-08-05</text:p>
          </table:table-cell>
          <table:table-cell office:value-type="string" calcext:value-type="string">
            <text:p>Leland Interactive Media</text:p>
          </table:table-cell>
          <table:table-cell office:value-type="string" calcext:value-type="string">
            <text:p>Tradewe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: The Bruce Lee Story</text:p>
          </table:table-cell>
          <table:table-cell table:style-name="ce3" office:value-type="date" office:date-value="1995-07-01" calcext:value-type="date">
            <text:p>1995-07-01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all Z: Super Butōden</text:p>
          </table:table-cell>
          <table:table-cell table:style-name="ce3" office:value-type="date" office:date-value="1993-11-30" calcext:value-type="date">
            <text:p>1993-11-30</text:p>
          </table:table-cell>
          <table:table-cell table:number-columns-repeated="2" office:value-type="string" calcext:value-type="string">
            <text:p>Banda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all Z: Hyper Dimension</text:p>
          </table:table-cell>
          <table:table-cell table:style-name="ce3" office:value-type="date" office:date-value="1996-12-31" calcext:value-type="date">
            <text:p>1996-12-31</text:p>
          </table:table-cell>
          <table:table-cell table:number-columns-repeated="2" office:value-type="string" calcext:value-type="string">
            <text:p>Banda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all Z: Super Butōden 2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Banda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all Z: Super Butōden 3</text:p>
          </table:table-cell>
          <table:table-cell table:style-name="ce3" office:value-type="date" office:date-value="1994-11-29" calcext:value-type="date">
            <text:p>1994-11-29</text:p>
          </table:table-cell>
          <table:table-cell table:number-columns-repeated="2" office:value-type="string" calcext:value-type="string">
            <text:p>Banda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View</text:p>
          </table:table-cell>
          <table:table-cell table:style-name="ce3" office:value-type="date" office:date-value="1994-11-17" calcext:value-type="date">
            <text:p>1994-11-17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Kem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's Lair</text:p>
          </table:table-cell>
          <table:table-cell table:style-name="ce3" office:value-type="date" office:date-value="1993-02-01" calcext:value-type="date">
            <text:p>1993-02-01</text:p>
          </table:table-cell>
          <table:table-cell office:value-type="string" calcext:value-type="string">
            <text:p>MotiveTime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kkhen</text:p>
          </table:table-cell>
          <table:table-cell table:style-name="ce3" office:value-type="date" office:date-value="1991-09-01" calcext:value-type="date">
            <text:p>1991-09-01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Ke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eam TV</text:p>
          </table:table-cell>
          <table:table-cell table:style-name="ce3" office:value-type="date" office:date-value="1994-04-01" calcext:value-type="date">
            <text:p>1994-04-01</text:p>
          </table:table-cell>
          <table:table-cell table:number-columns-repeated="2" office:value-type="string" calcext:value-type="string">
            <text:p>Triffi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Duel: Test Drive II</text:p>
          </table:table-cell>
          <table:table-cell table:style-name="ce3" office:value-type="date" office:date-value="1992-12-01" calcext:value-type="date">
            <text:p>1992-12-01</text:p>
          </table:table-cell>
          <table:table-cell office:value-type="string" calcext:value-type="string">
            <text:p>Distinctive Software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ngeon Master</text:p>
          </table:table-cell>
          <table:table-cell table:style-name="ce3" office:value-type="date" office:date-value="1993-06-01" calcext:value-type="date">
            <text:p>1993-06-01</text:p>
          </table:table-cell>
          <table:table-cell office:value-type="string" calcext:value-type="string">
            <text:p>Software Heaven|FTL Games</text:p>
          </table:table-cell>
          <table:table-cell office:value-type="string" calcext:value-type="string">
            <text:p>JVC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.V.O.: Search for Eden</text:p>
          </table:table-cell>
          <table:table-cell table:style-name="ce3" office:value-type="date" office:date-value="1993-07-15" calcext:value-type="date">
            <text:p>1993-07-15</text:p>
          </table:table-cell>
          <table:table-cell office:value-type="string" calcext:value-type="string">
            <text:p>Almanic</text:p>
          </table:table-cell>
          <table:table-cell office:value-type="string" calcext:value-type="string">
            <text:p>Eni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 Defense Force</text:p>
          </table:table-cell>
          <table:table-cell table:style-name="ce3" office:value-type="date" office:date-value="1992-01-01" calcext:value-type="date">
            <text:p>1992-01-01</text:p>
          </table:table-cell>
          <table:table-cell table:number-columns-repeated="2" office:value-type="string" calcext:value-type="string">
            <text:p>Jale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Bound</text:p>
          </table:table-cell>
          <table:table-cell table:style-name="ce3" office:value-type="date" office:date-value="1995-06-05" calcext:value-type="date">
            <text:p>1995-06-05</text:p>
          </table:table-cell>
          <table:table-cell office:value-type="string" calcext:value-type="string">
            <text:p>HAL Laboratory|Ape, Inc.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worm Jim</text:p>
          </table:table-cell>
          <table:table-cell table:style-name="ce3" office:value-type="date" office:date-value="1994-10-02" calcext:value-type="date">
            <text:p>1994-10-02</text:p>
          </table:table-cell>
          <table:table-cell office:value-type="string" calcext:value-type="string">
            <text:p>Shiny Entertainment</text:p>
          </table:table-cell>
          <table:table-cell office:value-type="string" calcext:value-type="string">
            <text:p>Playmate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worm Jim 2</text:p>
          </table:table-cell>
          <table:table-cell table:style-name="ce3" office:value-type="date" office:date-value="1996-01-01" calcext:value-type="date">
            <text:p>1996-01-01</text:p>
          </table:table-cell>
          <table:table-cell office:value-type="string" calcext:value-type="string">
            <text:p>Shiny Entertainment</text:p>
          </table:table-cell>
          <table:table-cell office:value-type="string" calcext:value-type="string">
            <text:p>Playmate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ek! The Cat</text:p>
          </table:table-cell>
          <table:table-cell table:style-name="ce3" office:value-type="date" office:date-value="1994-08-01" calcext:value-type="date">
            <text:p>1994-08-01</text:p>
          </table:table-cell>
          <table:table-cell office:value-type="string" calcext:value-type="string">
            <text:p>CTA Developments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|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te Soccer|World Cup Striker EU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Elit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mitt Smith Football</text:p>
          </table:table-cell>
          <table:table-cell table:style-name="ce3" office:value-type="date" office:date-value="1995-11-01" calcext:value-type="date">
            <text:p>1995-11-01</text:p>
          </table:table-cell>
          <table:table-cell office:value-type="string" calcext:value-type="string">
            <text:p>Bitmasters</text:p>
          </table:table-cell>
          <table:table-cell office:value-type="string" calcext:value-type="string">
            <text:p>JV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inox</text:p>
          </table:table-cell>
          <table:table-cell table:style-name="ce3" office:value-type="date" office:date-value="1994-03-05" calcext:value-type="date">
            <text:p>1994-03-05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N Baseball Tonight</text:p>
          </table:table-cell>
          <table:table-cell table:style-name="ce4" office:value-type="string" calcext:value-type="string">
            <text:p>1994-05-01</text:p>
          </table:table-cell>
          <table:table-cell office:value-type="string" calcext:value-type="string">
            <text:p>Park Place Productions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N National Hockey Night</text:p>
          </table:table-cell>
          <table:table-cell table:style-name="ce3" office:value-type="date" office:date-value="1994-12-01" calcext:value-type="date">
            <text:p>1994-12-01</text:p>
          </table:table-cell>
          <table:table-cell table:number-columns-repeated="2" office:value-type="string" calcext:value-type="string">
            <text:p>Sony Image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N Speed World</text:p>
          </table:table-cell>
          <table:table-cell table:style-name="ce3" office:value-type="date" office:date-value="1994-11-30" calcext:value-type="date">
            <text:p>1994-11-30</text:p>
          </table:table-cell>
          <table:table-cell table:number-columns-repeated="2" office:value-type="string" calcext:value-type="string">
            <text:p>Sony Image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N Sunday Night NFL</text:p>
          </table:table-cell>
          <table:table-cell table:style-name="ce3" office:value-type="date" office:date-value="1994-11-10" calcext:value-type="date">
            <text:p>1994-11-10</text:p>
          </table:table-cell>
          <table:table-cell office:value-type="string" calcext:value-type="string">
            <text:p>Absolute Entertainment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 Innings</text:p>
          </table:table-cell>
          <table:table-cell table:style-name="ce3" office:value-type="date" office:date-value="1992-03-20" calcext:value-type="date">
            <text:p>1992-03-20</text:p>
          </table:table-cell>
          <table:table-cell table:number-columns-repeated="2" office:value-type="string" calcext:value-type="string">
            <text:p>Sony Image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ye of the Beholder</text:p>
          </table:table-cell>
          <table:table-cell table:style-name="ce3" office:value-type="date" office:date-value="1994-04-01" calcext:value-type="date">
            <text:p>1994-04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-Zero</text:p>
          </table:table-cell>
          <table:table-cell table:style-name="ce3" office:value-type="date" office:date-value="1991-08-23" calcext:value-type="date">
            <text:p>1991-08-23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Pole Position</text:p>
          </table:table-cell>
          <table:table-cell table:style-name="ce3" office:value-type="date" office:date-value="1993-09-03" calcext:value-type="date">
            <text:p>1993-09-03</text:p>
          </table:table-cell>
          <table:table-cell office:value-type="string" calcext:value-type="string">
            <text:p>Human Entertainment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Pole Position 2</text:p>
          </table:table-cell>
          <table:table-cell table:style-name="ce3" office:value-type="date" office:date-value="1993-12-29" calcext:value-type="date">
            <text:p>1993-12-29</text:p>
          </table:table-cell>
          <table:table-cell office:value-type="string" calcext:value-type="string">
            <text:p>Human Entertainment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ROC: Race of Champions|Exhaust Heat EU</text:p>
          </table:table-cell>
          <table:table-cell table:style-name="ce3" office:value-type="date" office:date-value="1992-09-01" calcext:value-type="date">
            <text:p>1992-09-01</text:p>
          </table:table-cell>
          <table:table-cell table:number-columns-repeated="2" office:value-type="string" calcext:value-type="string">
            <text:p>SETA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ROC II: Race of Champions</text:p>
          </table:table-cell>
          <table:table-cell table:style-name="ce3" office:value-type="date" office:date-value="1994-07-01" calcext:value-type="date">
            <text:p>1994-07-01</text:p>
          </table:table-cell>
          <table:table-cell table:number-columns-repeated="2" office:value-type="string" calcext:value-type="string">
            <text:p>S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World Championship Edition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Domark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eball 2000</text:p>
          </table:table-cell>
          <table:table-cell table:style-name="ce3" office:value-type="date" office:date-value="1992-09-30" calcext:value-type="date">
            <text:p>1992-09-30</text:p>
          </table:table-cell>
          <table:table-cell office:value-type="string" calcext:value-type="string">
            <text:p>Xanth Software</text:p>
          </table:table-cell>
          <table:table-cell office:value-type="string" calcext:value-type="string">
            <text:p>Bullet-Proof Softw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rst-Person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ily Dog</text:p>
          </table:table-cell>
          <table:table-cell table:style-name="ce3" office:value-type="date" office:date-value="1993-06-23" calcext:value-type="date">
            <text:p>1993-06-23</text:p>
          </table:table-cell>
          <table:table-cell office:value-type="string" calcext:value-type="string">
            <text:p>Imagineering</text:p>
          </table:table-cell>
          <table:table-cell office:value-type="string" calcext:value-type="string">
            <text:p>Malibu Game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ily Feud</text:p>
          </table:table-cell>
          <table:table-cell table:style-name="ce3" office:value-type="date" office:date-value="1993-09-13" calcext:value-type="date">
            <text:p>1993-09-13</text:p>
          </table:table-cell>
          <table:table-cell office:value-type="string" calcext:value-type="string">
            <text:p>Imagineering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e S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al Fury: King of Fighters</text:p>
          </table:table-cell>
          <table:table-cell table:style-name="ce3" office:value-type="date" office:date-value="1993-04-01" calcext:value-type="date">
            <text:p>1993-04-01</text:p>
          </table:table-cell>
          <table:table-cell office:value-type="string" calcext:value-type="string">
            <text:p>Nova Co., Ltd</text:p>
          </table:table-cell>
          <table:table-cell office:value-type="string" calcext:value-type="string">
            <text:p>Takara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al Fury 2</text:p>
          </table:table-cell>
          <table:table-cell table:style-name="ce3" office:value-type="date" office:date-value="1994-04-01" calcext:value-type="date">
            <text:p>1994-04-01</text:p>
          </table:table-cell>
          <table:table-cell office:value-type="string" calcext:value-type="string">
            <text:p>Nova Co., Ltd</text:p>
          </table:table-cell>
          <table:table-cell office:value-type="string" calcext:value-type="string">
            <text:p>Takara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al Fury Special</text:p>
          </table:table-cell>
          <table:table-cell table:style-name="ce3" office:value-type="date" office:date-value="1995-04-01" calcext:value-type="date">
            <text:p>1995-04-01</text:p>
          </table:table-cell>
          <table:table-cell table:number-columns-repeated="2" office:value-type="string" calcext:value-type="string">
            <text:p>Takara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 International Soccer</text:p>
          </table:table-cell>
          <table:table-cell table:style-name="ce4" office:value-type="string" calcext:value-type="string">
            <text:p>1994-05-01</text:p>
          </table:table-cell>
          <table:table-cell office:value-type="string" calcext:value-type="string">
            <text:p>Extended Play Production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 Soccer 96</text:p>
          </table:table-cell>
          <table:table-cell table:style-name="ce3" office:value-type="date" office:date-value="1995-07-01" calcext:value-type="date">
            <text:p>1995-07-01</text:p>
          </table:table-cell>
          <table:table-cell office:value-type="string" calcext:value-type="string">
            <text:p>Extended Play Productions|Probe Entertainment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 97: Gold Edition</text:p>
          </table:table-cell>
          <table:table-cell table:style-name="ce3" office:value-type="date" office:date-value="1996-09-06" calcext:value-type="date">
            <text:p>1996-09-06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: Road to World Cup 98</text:p>
          </table:table-cell>
          <table:table-cell table:style-name="ce3" office:value-type="date" office:date-value="1997-09-03" calcext:value-type="date">
            <text:p>1997-09-03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hter's History</text:p>
          </table:table-cell>
          <table:table-cell table:style-name="ce3" office:value-type="date" office:date-value="1994-08-01" calcext:value-type="date">
            <text:p>1994-08-01</text:p>
          </table:table-cell>
          <table:table-cell table:number-columns-repeated="2" office:value-type="string" calcext:value-type="string">
            <text:p>Data E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antasy II</text:p>
          </table:table-cell>
          <table:table-cell table:style-name="ce3" office:value-type="date" office:date-value="1991-11-23" calcext:value-type="date">
            <text:p>1991-11-23</text:p>
          </table:table-cell>
          <table:table-cell table:number-columns-repeated="2" office:value-type="string" calcext:value-type="string">
            <text:p>Squ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antasy III</text:p>
          </table:table-cell>
          <table:table-cell table:style-name="ce3" office:value-type="date" office:date-value="1994-10-20" calcext:value-type="date">
            <text:p>1994-10-20</text:p>
          </table:table-cell>
          <table:table-cell table:number-columns-repeated="2" office:value-type="string" calcext:value-type="string">
            <text:p>Squ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antasy Mystic Quest|Mystic Quest Legend EU</text:p>
          </table:table-cell>
          <table:table-cell table:style-name="ce3" office:value-type="date" office:date-value="1992-10-05" calcext:value-type="date">
            <text:p>1992-10-05</text:p>
          </table:table-cell>
          <table:table-cell table:number-columns-repeated="2" office:value-type="string" calcext:value-type="string">
            <text:p>Squ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ight</text:p>
          </table:table-cell>
          <table:table-cell table:style-name="ce3" office:value-type="date" office:date-value="1991-09-01" calcext:value-type="date">
            <text:p>1991-09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ight 2</text:p>
          </table:table-cell>
          <table:table-cell table:style-name="ce3" office:value-type="date" office:date-value="1993-08-15" calcext:value-type="date">
            <text:p>1993-08-15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ight 3</text:p>
          </table:table-cell>
          <table:table-cell table:style-name="ce3" office:value-type="date" office:date-value="1996-01-01" calcext:value-type="date">
            <text:p>1996-01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ight Guy</text:p>
          </table:table-cell>
          <table:table-cell table:style-name="ce3" office:value-type="date" office:date-value="1994-06-01" calcext:value-type="date">
            <text:p>1994-06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iremen</text:p>
          </table:table-cell>
          <table:table-cell table:style-name="ce3" office:value-type="date" office:date-value="1994-12-31" calcext:value-type="date">
            <text:p>1994-12-31</text:p>
          </table:table-cell>
          <table:table-cell table:number-columns-repeated="2" office:value-type="string" calcext:value-type="string">
            <text:p>Human Entertainment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power 2000|Super SWIV EU</text:p>
          </table:table-cell>
          <table:table-cell table:style-name="ce3" office:value-type="date" office:date-value="1992-11-13" calcext:value-type="date">
            <text:p>1992-11-13</text:p>
          </table:table-cell>
          <table:table-cell office:value-type="string" calcext:value-type="string">
            <text:p>Sales Curve Interactive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striker</text:p>
          </table:table-cell>
          <table:table-cell table:style-name="ce3" office:value-type="date" office:date-value="1994-10-20" calcext:value-type="date">
            <text:p>1994-10-20</text:p>
          </table:table-cell>
          <table:table-cell office:value-type="string" calcext:value-type="string">
            <text:p>Axes Art Amuse</text:p>
          </table:table-cell>
          <table:table-cell office:value-type="string" calcext:value-type="string">
            <text:p>DTM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st Samurai</text:p>
          </table:table-cell>
          <table:table-cell table:style-name="ce3" office:value-type="date" office:date-value="1993-07-02" calcext:value-type="date">
            <text:p>1993-07-02</text:p>
          </table:table-cell>
          <table:table-cell table:number-columns-repeated="2" office:value-type="string" calcext:value-type="string">
            <text:p>Ke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ashback: The Quest for Identity|Flashback EU</text:p>
          </table:table-cell>
          <table:table-cell table:style-name="ce3" office:value-type="date" office:date-value="1994-02-01" calcext:value-type="date">
            <text:p>1994-02-01</text:p>
          </table:table-cell>
          <table:table-cell office:value-type="string" calcext:value-type="string">
            <text:p>Delphine Software International</text:p>
          </table:table-cell>
          <table:table-cell office:value-type="string" calcext:value-type="string">
            <text:p>U.S. Gold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Cinematic 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lintstones</text:p>
          </table:table-cell>
          <table:table-cell table:style-name="ce3" office:value-type="date" office:date-value="1995-02-01" calcext:value-type="date">
            <text:p>1995-02-01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lintstones: The Treasure of Sierra Madrock</text:p>
          </table:table-cell>
          <table:table-cell table:style-name="ce3" office:value-type="date" office:date-value="1994-03-01" calcext:value-type="date">
            <text:p>1994-03-01</text:p>
          </table:table-cell>
          <table:table-cell table:number-columns-repeated="2" office:value-type="string" calcext:value-type="string">
            <text:p>Tait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tball Fury</text:p>
          </table:table-cell>
          <table:table-cell table:style-name="ce3" office:value-type="date" office:date-value="1993-10-01" calcext:value-type="date">
            <text:p>1993-10-01</text:p>
          </table:table-cell>
          <table:table-cell table:number-columns-repeated="2" office:value-type="string" calcext:value-type="string">
            <text:p>American Samm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eman For Real</text:p>
          </table:table-cell>
          <table:table-cell table:style-name="ce3" office:value-type="date" office:date-value="1995-09-01" calcext:value-type="date">
            <text:p>1995-09-01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po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k Thomas' Big Hurt Baseball</text:p>
          </table:table-cell>
          <table:table-cell table:style-name="ce3" office:value-type="date" office:date-value="1995-11-01" calcext:value-type="date">
            <text:p>1995-11-01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tic Flea</text:p>
          </table:table-cell>
          <table:table-cell table:style-name="ce3" office:value-type="date" office:date-value="1996-04-01" calcext:value-type="date">
            <text:p>1996-04-01</text:p>
          </table:table-cell>
          <table:table-cell office:value-type="string" calcext:value-type="string">
            <text:p>Haus Teknikka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gger</text:p>
          </table:table-cell>
          <table:table-cell table:style-name="ce3" office:value-type="date" office:date-value="1998-10-06" calcext:value-type="date">
            <text:p>1998-10-06</text:p>
          </table:table-cell>
          <table:table-cell office:value-type="string" calcext:value-type="string">
            <text:p>Morning Star Multimedia</text:p>
          </table:table-cell>
          <table:table-cell office:value-type="string" calcext:value-type="string">
            <text:p>Majesco Gam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ll Throttle: All-American Racing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 'n Games</text:p>
          </table:table-cell>
          <table:table-cell table:style-name="ce3" office:value-type="date" office:date-value="1994-08-01" calcext:value-type="date">
            <text:p>1994-08-01</text:p>
          </table:table-cell>
          <table:table-cell office:value-type="string" calcext:value-type="string">
            <text:p>Leland Interactive Media</text:p>
          </table:table-cell>
          <table:table-cell office:value-type="string" calcext:value-type="string">
            <text:p>Tradewe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Compi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mfire</text:p>
          </table:table-cell>
          <table:table-cell table:style-name="ce3" office:value-type="date" office:date-value="1992-12-01" calcext:value-type="date">
            <text:p>1992-12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ghis Khan II: Clan of the Gray Wolf</text:p>
          </table:table-cell>
          <table:table-cell table:style-name="ce3" office:value-type="date" office:date-value="1993-12-01" calcext:value-type="date">
            <text:p>1993-12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rge Foreman's KO Boxing</text:p>
          </table:table-cell>
          <table:table-cell table:style-name="ce3" office:value-type="date" office:date-value="1992-09-01" calcext:value-type="date">
            <text:p>1992-09-01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ox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oul Patrol</text:p>
          </table:table-cell>
          <table:table-cell table:style-name="ce3" office:value-type="date" office:date-value="1994-11-01" calcext:value-type="date">
            <text:p>1994-11-01</text:p>
          </table:table-cell>
          <table:table-cell office:value-type="string" calcext:value-type="string">
            <text:p>LucasArts</text:p>
          </table:table-cell>
          <table:table-cell office:value-type="string" calcext:value-type="string">
            <text:p>JVC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al!|Super Goal! EU</text:p>
          </table:table-cell>
          <table:table-cell table:style-name="ce3" office:value-type="date" office:date-value="1992-12-07" calcext:value-type="date">
            <text:p>1992-12-07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ds</text:p>
          </table:table-cell>
          <table:table-cell table:style-name="ce3" office:value-type="date" office:date-value="1992-12-31" calcext:value-type="date">
            <text:p>1992-12-31</text:p>
          </table:table-cell>
          <table:table-cell office:value-type="string" calcext:value-type="string">
            <text:p>Bitmap Brothers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f Troop</text:p>
          </table:table-cell>
          <table:table-cell table:style-name="ce3" office:value-type="date" office:date-value="1993-07-11" calcext:value-type="date">
            <text:p>1993-07-1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-1</text:p>
          </table:table-cell>
          <table:table-cell table:style-name="ce3" office:value-type="date" office:date-value="1993-10-29" calcext:value-type="date">
            <text:p>1993-10-29</text:p>
          </table:table-cell>
          <table:table-cell table:number-columns-repeated="2" office:value-type="string" calcext:value-type="string">
            <text:p>Atlu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-1: Part II</text:p>
          </table:table-cell>
          <table:table-cell table:style-name="ce3" office:value-type="date" office:date-value="1994-12-01" calcext:value-type="date">
            <text:p>1994-12-01</text:p>
          </table:table-cell>
          <table:table-cell table:number-columns-repeated="2" office:value-type="string" calcext:value-type="string">
            <text:p>Atl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dius III</text:p>
          </table:table-cell>
          <table:table-cell table:style-name="ce3" office:value-type="date" office:date-value="1991-08-23" calcext:value-type="date">
            <text:p>1991-08-23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Great Circus Mystery Starring Mickey &amp; Minnie</text:p>
          </table:table-cell>
          <table:table-cell table:style-name="ce3" office:value-type="date" office:date-value="1994-10-16" calcext:value-type="date">
            <text:p>1994-10-16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Great Waldo Search</text:p>
          </table:table-cell>
          <table:table-cell table:style-name="ce3" office:value-type="date" office:date-value="1993-06-01" calcext:value-type="date">
            <text:p>1993-06-01</text:p>
          </table:table-cell>
          <table:table-cell office:value-type="string" calcext:value-type="string">
            <text:p>Radiance Software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nForce</text:p>
          </table:table-cell>
          <table:table-cell table:style-name="ce3" office:value-type="date" office:date-value="1992-11-27" calcext:value-type="date">
            <text:p>1992-11-27</text:p>
          </table:table-cell>
          <table:table-cell office:value-type="string" calcext:value-type="string">
            <text:p>Bits Studios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un and G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gane: The Final Conflict</text:p>
          </table:table-cell>
          <table:table-cell table:style-name="ce3" office:value-type="date" office:date-value="1995-06-01" calcext:value-type="date">
            <text:p>1995-06-01</text:p>
          </table:table-cell>
          <table:table-cell office:value-type="string" calcext:value-type="string">
            <text:p>Red Entertainment</text:p>
          </table:table-cell>
          <table:table-cell office:value-type="string" calcext:value-type="string">
            <text:p>Hudson 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l's Hole in One Golf</text:p>
          </table:table-cell>
          <table:table-cell table:style-name="ce3" office:value-type="date" office:date-value="1991-09-15" calcext:value-type="date">
            <text:p>1991-09-15</text:p>
          </table:table-cell>
          <table:table-cell table:number-columns-repeated="2" office:value-type="string" calcext:value-type="string">
            <text:p>HAL Laboratory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Go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mmerLock Wrestling</text:p>
          </table:table-cell>
          <table:table-cell table:style-name="ce3" office:value-type="date" office:date-value="1994-10-01" calcext:value-type="date">
            <text:p>1994-10-01</text:p>
          </table:table-cell>
          <table:table-cell table:number-columns-repeated="2" office:value-type="string" calcext:value-type="string">
            <text:p>Jale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rest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na Barbera's Turbo Toons</text:p>
          </table:table-cell>
          <table:table-cell table:style-name="ce3" office:value-type="date" office:date-value="1994-10-01" calcext:value-type="date">
            <text:p>1994-10-01</text:p>
          </table:table-cell>
          <table:table-cell office:value-type="string" calcext:value-type="string">
            <text:p>Empire Interactive</text:p>
          </table:table-cell>
          <table:table-cell office:value-type="string" calcext:value-type="string">
            <text:p>Entertainment International UK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dball III</text:p>
          </table:table-cell>
          <table:table-cell table:style-name="ce3" office:value-type="date" office:date-value="1994-06-01" calcext:value-type="date">
            <text:p>1994-06-01</text:p>
          </table:table-cell>
          <table:table-cell table:number-columns-repeated="2" office:value-type="string" calcext:value-type="string">
            <text:p>Accola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ley's Humongous Adventure</text:p>
          </table:table-cell>
          <table:table-cell table:style-name="ce3" office:value-type="date" office:date-value="1993-02-01" calcext:value-type="date">
            <text:p>1993-02-01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Hi Tech Expression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vest Moon</text:p>
          </table:table-cell>
          <table:table-cell table:style-name="ce3" office:value-type="date" office:date-value="1997-06-25" calcext:value-type="date">
            <text:p>1997-06-25</text:p>
          </table:table-cell>
          <table:table-cell office:value-type="string" calcext:value-type="string">
            <text:p>Pack-In-Video</text:p>
          </table:table-cell>
          <table:table-cell office:value-type="string" calcext:value-type="string">
            <text:p>Natsum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-On Soccer|Fever Pitch Soccer EU</text:p>
          </table:table-cell>
          <table:table-cell table:style-name="ce3" office:value-type="date" office:date-value="1995-09-01" calcext:value-type="date">
            <text:p>1995-09-01</text:p>
          </table:table-cell>
          <table:table-cell table:number-columns-repeated="2" office:value-type="string" calcext:value-type="string">
            <text:p>U.S. Gold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bereke's Popoitto</text:p>
          </table:table-cell>
          <table:table-cell table:style-name="ce3" office:value-type="date" office:date-value="1995-09-30" calcext:value-type="date">
            <text:p>1995-09-30</text:p>
          </table:table-cell>
          <table:table-cell table:number-columns-repeated="2" office:value-type="string" calcext:value-type="string">
            <text:p>Sunsoft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bereke's Popoon</text:p>
          </table:table-cell>
          <table:table-cell table:style-name="ce3" office:value-type="date" office:date-value="1994-02-22" calcext:value-type="date">
            <text:p>1994-02-22</text:p>
          </table:table-cell>
          <table:table-cell table:number-columns-repeated="2" office:value-type="string" calcext:value-type="string">
            <text:p>Sunsoft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t the Ice</text:p>
          </table:table-cell>
          <table:table-cell table:style-name="ce3" office:value-type="date" office:date-value="1993-02-01" calcext:value-type="date">
            <text:p>1993-02-01</text:p>
          </table:table-cell>
          <table:table-cell table:number-columns-repeated="2" office:value-type="string" calcext:value-type="string">
            <text:p>Tait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Alone</text:p>
          </table:table-cell>
          <table:table-cell table:style-name="ce3" office:value-type="date" office:date-value="1991-12-30" calcext:value-type="date">
            <text:p>1991-12-30</text:p>
          </table:table-cell>
          <table:table-cell office:value-type="string" calcext:value-type="string">
            <text:p>Altron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Alone 2: Lost in New York</text:p>
          </table:table-cell>
          <table:table-cell table:style-name="ce3" office:value-type="date" office:date-value="1992-10-01" calcext:value-type="date">
            <text:p>1992-10-01</text:p>
          </table:table-cell>
          <table:table-cell office:value-type="string" calcext:value-type="string">
            <text:p>Imagineering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Improvement: Power Tool Pursuit!</text:p>
          </table:table-cell>
          <table:table-cell table:style-name="ce3" office:value-type="date" office:date-value="1994-11-01" calcext:value-type="date">
            <text:p>1994-11-01</text:p>
          </table:table-cell>
          <table:table-cell table:number-columns-repeated="2" office:value-type="string" calcext:value-type="string">
            <text:p>Absolute Entertainm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ok</text:p>
          </table:table-cell>
          <table:table-cell table:style-name="ce3" office:value-type="date" office:date-value="1992-10-13" calcext:value-type="date">
            <text:p>1992-10-13</text:p>
          </table:table-cell>
          <table:table-cell office:value-type="string" calcext:value-type="string">
            <text:p>Ukiyotei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Humans</text:p>
          </table:table-cell>
          <table:table-cell table:style-name="ce3" office:value-type="date" office:date-value="1993-12-31" calcext:value-type="date">
            <text:p>1993-12-31</text:p>
          </table:table-cell>
          <table:table-cell office:value-type="string" calcext:value-type="string">
            <text:p>Imagitec Design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ngry Dinosaurs</text:p>
          </table:table-cell>
          <table:table-cell table:style-name="ce3" office:value-type="date" office:date-value="1995-01-03" calcext:value-type="date">
            <text:p>1995-01-03</text:p>
          </table:table-cell>
          <table:table-cell office:value-type="string" calcext:value-type="string">
            <text:p>Magical Company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Hunt for Red October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Riedel Software Productions</text:p>
          </table:table-cell>
          <table:table-cell office:value-type="string" calcext:value-type="string">
            <text:p>Hi Tech Expression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ide sc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rricanes</text:p>
          </table:table-cell>
          <table:table-cell table:style-name="ce3" office:value-type="date" office:date-value="1994-12-31" calcext:value-type="date">
            <text:p>1994-12-31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U.S. Gold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per V-Ball</text:p>
          </table:table-cell>
          <table:table-cell table:style-name="ce3" office:value-type="date" office:date-value="1994-06-01" calcext:value-type="date">
            <text:p>1994-06-01</text:p>
          </table:table-cell>
          <table:table-cell table:number-columns-repeated="2" office:value-type="string" calcext:value-type="string">
            <text:p>Video Syste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Volley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per Zone</text:p>
          </table:table-cell>
          <table:table-cell table:style-name="ce3" office:value-type="date" office:date-value="1991-09-01" calcext:value-type="date">
            <text:p>1991-09-01</text:p>
          </table:table-cell>
          <table:table-cell table:number-columns-repeated="2" office:value-type="string" calcext:value-type="string">
            <text:p>HAL Laboratory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il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gnition Factor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Jale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lusion of Gaia|Illusion of Time EU</text:p>
          </table:table-cell>
          <table:table-cell table:style-name="ce3" office:value-type="date" office:date-value="1994-09-01" calcext:value-type="date">
            <text:p>1994-09-01</text:p>
          </table:table-cell>
          <table:table-cell office:value-type="string" calcext:value-type="string">
            <text:p>Quintet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erium</text:p>
          </table:table-cell>
          <table:table-cell table:style-name="ce3" office:value-type="date" office:date-value="1992-11-01" calcext:value-type="date">
            <text:p>1992-11-01</text:p>
          </table:table-cell>
          <table:table-cell table:number-columns-repeated="2" office:value-type="string" calcext:value-type="string">
            <text:p>Vic Toka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antation</text:p>
          </table:table-cell>
          <table:table-cell table:style-name="ce3" office:value-type="date" office:date-value="1996-12-01" calcext:value-type="date">
            <text:p>1996-12-01</text:p>
          </table:table-cell>
          <table:table-cell table:number-columns-repeated="2" office:value-type="string" calcext:value-type="string">
            <text:p>Titus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ncredible Crash Dummies</text:p>
          </table:table-cell>
          <table:table-cell table:style-name="ce3" office:value-type="date" office:date-value="1993-10-01" calcext:value-type="date">
            <text:p>1993-10-01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ncredible Hulk</text:p>
          </table:table-cell>
          <table:table-cell table:style-name="ce3" office:value-type="date" office:date-value="1994-08-01" calcext:value-type="date">
            <text:p>1994-08-01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U.S. Gold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na Jones' Greatest Adventures</text:p>
          </table:table-cell>
          <table:table-cell table:style-name="ce3" office:value-type="date" office:date-value="1994-10-11" calcext:value-type="date">
            <text:p>1994-10-11</text:p>
          </table:table-cell>
          <table:table-cell office:value-type="string" calcext:value-type="string">
            <text:p>Factor 5</text:p>
          </table:table-cell>
          <table:table-cell office:value-type="string" calcext:value-type="string">
            <text:p>JVC|LucasA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ndo: Way of the Ninja</text:p>
          </table:table-cell>
          <table:table-cell table:style-name="ce3" office:value-type="date" office:date-value="1993-03-01" calcext:value-type="date">
            <text:p>1993-03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ector Gadget</text:p>
          </table:table-cell>
          <table:table-cell table:style-name="ce3" office:value-type="date" office:date-value="1993-12-01" calcext:value-type="date">
            <text:p>1993-12-01</text:p>
          </table:table-cell>
          <table:table-cell table:number-columns-repeated="2" office:value-type="string" calcext:value-type="string">
            <text:p>Hudson 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Superstar Soccer</text:p>
          </table:table-cell>
          <table:table-cell table:style-name="ce3" office:value-type="date" office:date-value="1995-06-01" calcext:value-type="date">
            <text:p>1995-06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Superstar Soccer Deluxe</text:p>
          </table:table-cell>
          <table:table-cell table:style-name="ce3" office:value-type="date" office:date-value="1995-11-01" calcext:value-type="date">
            <text:p>1995-11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Tennis Tour</text:p>
          </table:table-cell>
          <table:table-cell table:style-name="ce3" office:value-type="date" office:date-value="1993-11-01" calcext:value-type="date">
            <text:p>1993-11-01</text:p>
          </table:table-cell>
          <table:table-cell office:value-type="string" calcext:value-type="string">
            <text:p>Loriciel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Tenn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rem Skins Game|The Irem Major Title EU</text:p>
          </table:table-cell>
          <table:table-cell table:style-name="ce3" office:value-type="date" office:date-value="1992-10-01" calcext:value-type="date">
            <text:p>1992-10-01</text:p>
          </table:table-cell>
          <table:table-cell table:number-columns-repeated="2" office:value-type="string" calcext:value-type="string">
            <text:p>Ire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Go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tchy &amp; Scratchy Game</text:p>
          </table:table-cell>
          <table:table-cell table:style-name="ce3" office:value-type="date" office:date-value="1995-03-01" calcext:value-type="date">
            <text:p>1995-03-01</text:p>
          </table:table-cell>
          <table:table-cell office:value-type="string" calcext:value-type="string">
            <text:p>Bits Studios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zzy's Quest for the Olympic Rings</text:p>
          </table:table-cell>
          <table:table-cell table:style-name="ce3" office:value-type="date" office:date-value="1995-11-01" calcext:value-type="date">
            <text:p>1995-11-01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U.S. Gold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.R.R. Tolkien's The Lord of the Rings, Vol. I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Interplay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k Nicklaus Golf</text:p>
          </table:table-cell>
          <table:table-cell table:style-name="ce4" office:value-type="string" calcext:value-type="string">
            <text:p>1992-05-15</text:p>
          </table:table-cell>
          <table:table-cell table:number-columns-repeated="2" office:value-type="string" calcext:value-type="string">
            <text:p>Tradewe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Go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es Bond Jr.</text:p>
          </table:table-cell>
          <table:table-cell table:style-name="ce3" office:value-type="date" office:date-value="1992-10-01" calcext:value-type="date">
            <text:p>1992-10-01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es Pond 3: Operation Starfish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Millennium Interactive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mit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GTE Interactive Med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lly Boy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opardy!</text:p>
          </table:table-cell>
          <table:table-cell table:style-name="ce3" office:value-type="date" office:date-value="1992-12-01" calcext:value-type="date">
            <text:p>1992-12-01</text:p>
          </table:table-cell>
          <table:table-cell office:value-type="string" calcext:value-type="string">
            <text:p>Imagineering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e S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opardy! Deluxe Edition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GameT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e S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opardy! Sports Edition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GameT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e S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Jetsons: Invasion of the Planet Pirates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Sting Entertainment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m Lee's WildC.A.T.S: Covert Action Teams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Playma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m Power: The Lost Dimension in 3-D</text:p>
          </table:table-cell>
          <table:table-cell table:style-name="ce3" office:value-type="date" office:date-value="1993-12-10" calcext:value-type="date">
            <text:p>1993-12-10</text:p>
          </table:table-cell>
          <table:table-cell office:value-type="string" calcext:value-type="string">
            <text:p>Loriciel</text:p>
          </table:table-cell>
          <table:table-cell office:value-type="string" calcext:value-type="string">
            <text:p>Electro Br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mmy Connors Pro Tennis Tour</text:p>
          </table:table-cell>
          <table:table-cell table:style-name="ce3" office:value-type="date" office:date-value="1992-12-01" calcext:value-type="date">
            <text:p>1992-12-01</text:p>
          </table:table-cell>
          <table:table-cell office:value-type="string" calcext:value-type="string">
            <text:p>Blue Byte Software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Tenn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mmy Houston's Bass Tournament U.S.A.</text:p>
          </table:table-cell>
          <table:table-cell table:style-name="ce3" office:value-type="date" office:date-value="1995-11-01" calcext:value-type="date">
            <text:p>1995-11-01</text:p>
          </table:table-cell>
          <table:table-cell table:number-columns-repeated="2" office:value-type="string" calcext:value-type="string">
            <text:p>American Samm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s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e &amp; Mac|Joe &amp; Mac: Caveman Ninja EU</text:p>
          </table:table-cell>
          <table:table-cell table:style-name="ce3" office:value-type="date" office:date-value="1992-01-07" calcext:value-type="date">
            <text:p>1992-01-07</text:p>
          </table:table-cell>
          <table:table-cell table:number-columns-repeated="2" office:value-type="string" calcext:value-type="string">
            <text:p>Data Ea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e &amp; Mac 2: Lost in the Tropics|Joe &amp; Mac 3: Lost in the Tropics EU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Data Ea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n Madden Football</text:p>
          </table:table-cell>
          <table:table-cell table:style-name="ce3" office:value-type="date" office:date-value="1991-11-01" calcext:value-type="date">
            <text:p>1991-11-01</text:p>
          </table:table-cell>
          <table:table-cell office:value-type="string" calcext:value-type="string">
            <text:p>Park Place Production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n Madden Football '93</text:p>
          </table:table-cell>
          <table:table-cell table:style-name="ce3" office:value-type="date" office:date-value="1992-11-21" calcext:value-type="date">
            <text:p>1992-11-21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ge Dredd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Jungle Book</text:p>
          </table:table-cell>
          <table:table-cell table:style-name="ce3" office:value-type="date" office:date-value="1994-04-15" calcext:value-type="date">
            <text:p>1994-04-15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ngle Strik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hoo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rassic Park</text:p>
          </table:table-cell>
          <table:table-cell table:style-name="ce3" office:value-type="date" office:date-value="1993-11-30" calcext:value-type="date">
            <text:p>1993-11-30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rassic Park 2: The Chaos Continue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ice League Task Forc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Blizzard Entertainment|Sunsof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-Blooey</text:p>
          </table:table-cell>
          <table:table-cell table:style-name="ce3" office:value-type="date" office:date-value="1992-08-31" calcext:value-type="date">
            <text:p>1992-08-31</text:p>
          </table:table-cell>
          <table:table-cell office:value-type="string" calcext:value-type="string">
            <text:p>Mirrorsoft</text:p>
          </table:table-cell>
          <table:table-cell office:value-type="string" calcext:value-type="string">
            <text:p>Kem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wasaki Caribbean Challenge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Park Place Productions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wasaki Superbike Challeng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Domark</text:p>
          </table:table-cell>
          <table:table-cell office:value-type="string" calcext:value-type="string">
            <text:p>Time Warner Interactiv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n Griffey Jr. Presents Major League Baseball</text:p>
          </table:table-cell>
          <table:table-cell table:style-name="ce3" office:value-type="date" office:date-value="1994-03-23" calcext:value-type="date">
            <text:p>1994-03-23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n Griffey Jr.'s Winning Run</text:p>
          </table:table-cell>
          <table:table-cell table:style-name="ce3" office:value-type="date" office:date-value="1996-06-10" calcext:value-type="date">
            <text:p>1996-06-10</text:p>
          </table:table-cell>
          <table:table-cell office:value-type="string" calcext:value-type="string">
            <text:p>Rare Ltd.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ndo Rage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S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vin Keegan's Player Manager|K.H. Rummenigge's Player Manager GER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Anco</text:p>
          </table:table-cell>
          <table:table-cell office:value-type="string" calcext:value-type="string">
            <text:p>Imagineer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occer Manag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ck Off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Anco</text:p>
          </table:table-cell>
          <table:table-cell office:value-type="string" calcext:value-type="string">
            <text:p>Imagineer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ck Off 3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Anco</text:p>
          </table:table-cell>
          <table:table-cell office:value-type="string" calcext:value-type="string">
            <text:p>Vic Toka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d Klown in Crazy Chase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Ke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ller Instinct</text:p>
          </table:table-cell>
          <table:table-cell table:style-name="ce3" office:value-type="date" office:date-value="1995-08-30" calcext:value-type="date">
            <text:p>1995-08-30</text:p>
          </table:table-cell>
          <table:table-cell office:value-type="string" calcext:value-type="string">
            <text:p>Rare Ltd.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 Arthur &amp; the Knights of Justic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Manley &amp; Associates</text:p>
          </table:table-cell>
          <table:table-cell office:value-type="string" calcext:value-type="string">
            <text:p>Eni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-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 Arthur's World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ide-scrolling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King of Dragon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 of the Monsters</text:p>
          </table:table-cell>
          <table:table-cell table:style-name="ce3" office:value-type="date" office:date-value="1992-10-01" calcext:value-type="date">
            <text:p>1992-10-01</text:p>
          </table:table-cell>
          <table:table-cell table:number-columns-repeated="2" office:value-type="string" calcext:value-type="string">
            <text:p>Takara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 of the Monsters 2</text:p>
          </table:table-cell>
          <table:table-cell table:style-name="ce3" office:value-type="date" office:date-value="1994-06-01" calcext:value-type="date">
            <text:p>1994-06-01</text:p>
          </table:table-cell>
          <table:table-cell table:number-columns-repeated="2" office:value-type="string" calcext:value-type="string">
            <text:p>Taka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rby Super Star|Kirby's Fun Pak EU</text:p>
          </table:table-cell>
          <table:table-cell table:style-name="ce3" office:value-type="date" office:date-value="1996-09-20" calcext:value-type="date">
            <text:p>1996-09-20</text:p>
          </table:table-cell>
          <table:table-cell office:value-type="string" calcext:value-type="string">
            <text:p>HAL Laboratory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rby's Avalanche|Kirby's Ghost Trap EU</text:p>
          </table:table-cell>
          <table:table-cell table:style-name="ce3" office:value-type="date" office:date-value="1995-04-25" calcext:value-type="date">
            <text:p>1995-04-25</text:p>
          </table:table-cell>
          <table:table-cell office:value-type="string" calcext:value-type="string">
            <text:p>Compile|HAL Laboratory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rby's Dream Course</text:p>
          </table:table-cell>
          <table:table-cell table:style-name="ce3" office:value-type="date" office:date-value="1995-02-28" calcext:value-type="date">
            <text:p>1995-02-28</text:p>
          </table:table-cell>
          <table:table-cell office:value-type="string" calcext:value-type="string">
            <text:p>HAL Laboratory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Go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rby's Dream Land 3</text:p>
          </table:table-cell>
          <table:table-cell table:style-name="ce3" office:value-type="date" office:date-value="1997-11-27" calcext:value-type="date">
            <text:p>1997-11-27</text:p>
          </table:table-cell>
          <table:table-cell office:value-type="string" calcext:value-type="string">
            <text:p>HAL Laboratory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ights of the Round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usty's Super Fun House</text:p>
          </table:table-cell>
          <table:table-cell table:style-name="ce3" office:value-type="date" office:date-value="1992-06-01" calcext:value-type="date">
            <text:p>1992-06-01</text:p>
          </table:table-cell>
          <table:table-cell office:value-type="string" calcext:value-type="string">
            <text:p>Audiogenic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yle Petty's No Fear Racing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Leland Interactive Media</text:p>
          </table:table-cell>
          <table:table-cell office:value-type="string" calcext:value-type="string">
            <text:p>Williams Entertainm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oon</text:p>
          </table:table-cell>
          <table:table-cell table:style-name="ce3" office:value-type="date" office:date-value="1992-02-01" calcext:value-type="date">
            <text:p>1992-02-01</text:p>
          </table:table-cell>
          <table:table-cell office:value-type="string" calcext:value-type="string">
            <text:p>Zoom Inc.</text:p>
          </table:table-cell>
          <table:table-cell office:value-type="string" calcext:value-type="string">
            <text:p>Ke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borghini American Challenge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Titus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t Action Hero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Bits Studios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awnmower Man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Sales Curve Interactive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end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Arcade Zone</text:p>
          </table:table-cell>
          <table:table-cell office:value-type="string" calcext:value-type="string">
            <text:p>Seika Corporaptio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egend of the Mystical Ninja</text:p>
          </table:table-cell>
          <table:table-cell table:style-name="ce3" office:value-type="date" office:date-value="1992-06-30" calcext:value-type="date">
            <text:p>1992-06-30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egend of Zelda: A Link to the Past</text:p>
          </table:table-cell>
          <table:table-cell table:style-name="ce3" office:value-type="date" office:date-value="1992-04-13" calcext:value-type="date">
            <text:p>1992-04-13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mmings</text:p>
          </table:table-cell>
          <table:table-cell table:style-name="ce3" office:value-type="date" office:date-value="1992-03-01" calcext:value-type="date">
            <text:p>1992-03-01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mmings 2: The Tribes</text:p>
          </table:table-cell>
          <table:table-cell table:style-name="ce3" office:value-type="date" office:date-value="1994-11-01" calcext:value-type="date">
            <text:p>1994-11-01</text:p>
          </table:table-cell>
          <table:table-cell table:number-columns-repeated="2" office:value-type="string" calcext:value-type="string">
            <text:p>Psygnosi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ster the Unlikely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DTM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thal Enforcer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Light Gun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thal Weapon</text:p>
          </table:table-cell>
          <table:table-cell table:style-name="ce3" office:value-type="date" office:date-value="1992-12-31" calcext:value-type="date">
            <text:p>1992-12-31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ty or Death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ion King</text:p>
          </table:table-cell>
          <table:table-cell table:style-name="ce3" office:value-type="date" office:date-value="1994-12-08" calcext:value-type="date">
            <text:p>1994-12-08</text:p>
          </table:table-cell>
          <table:table-cell office:value-type="string" calcext:value-type="string">
            <text:p>Westwood Studios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 On|Super Air Diver EU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Vic Toka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Jet Flight 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oney Tunes B-Ball|Looney Tunes Basketball EU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ost Vikings</text:p>
          </table:table-cell>
          <table:table-cell table:style-name="ce3" office:value-type="date" office:date-value="1993-04-29" calcext:value-type="date">
            <text:p>1993-04-29</text:p>
          </table:table-cell>
          <table:table-cell office:value-type="string" calcext:value-type="string">
            <text:p>Silicon &amp; Synapse</text:p>
          </table:table-cell>
          <table:table-cell office:value-type="string" calcext:value-type="string">
            <text:p>Interplay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ost Vikings 2</text:p>
          </table:table-cell>
          <table:table-cell table:style-name="ce4" office:value-type="string" calcext:value-type="string">
            <text:p>1997-05-04</text:p>
          </table:table-cell>
          <table:table-cell office:value-type="string" calcext:value-type="string">
            <text:p>Blizzard Entertainment</text:p>
          </table:table-cell>
          <table:table-cell office:value-type="string" calcext:value-type="string">
            <text:p>Interplay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ky Luke</text:p>
          </table:table-cell>
          <table:table-cell table:style-name="ce3" office:value-type="date" office:date-value="1997-10-27" calcext:value-type="date">
            <text:p>1997-10-27</text:p>
          </table:table-cell>
          <table:table-cell table:number-columns-repeated="2" office:value-type="string" calcext:value-type="string">
            <text:p>Infograme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fia &amp; the Fortress of Doom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Neverland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fia II: Rise of the Sinistrals|Lufia EU</text:p>
          </table:table-cell>
          <table:table-cell table:style-name="ce3" office:value-type="date" office:date-value="1996-08-31" calcext:value-type="date">
            <text:p>1996-08-31</text:p>
          </table:table-cell>
          <table:table-cell office:value-type="string" calcext:value-type="string">
            <text:p>Neverland</text:p>
          </table:table-cell>
          <table:table-cell office:value-type="string" calcext:value-type="string">
            <text:p>Natsum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.A.C.S. Basic Rifle Marksmanship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Sculptured Softwar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hooting Sim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'94</text:p>
          </table:table-cell>
          <table:table-cell table:style-name="ce3" office:value-type="date" office:date-value="1993-11-19" calcext:value-type="date">
            <text:p>1993-11-19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'95</text:p>
          </table:table-cell>
          <table:table-cell table:style-name="ce3" office:value-type="date" office:date-value="1994-05-01" calcext:value-type="date">
            <text:p>1994-05-01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'96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Tiburon Entertainment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97</text:p>
          </table:table-cell>
          <table:table-cell table:style-name="ce3" office:value-type="date" office:date-value="1996-01-01" calcext:value-type="date">
            <text:p>1996-01-01</text:p>
          </table:table-cell>
          <table:table-cell office:value-type="string" calcext:value-type="string">
            <text:p>Tiburon Entertainment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98</text:p>
          </table:table-cell>
          <table:table-cell table:style-name="ce3" office:value-type="date" office:date-value="1997-11-02" calcext:value-type="date">
            <text:p>1997-11-02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 Boy</text:p>
          </table:table-cell>
          <table:table-cell table:style-name="ce3" office:value-type="date" office:date-value="1996-01-01" calcext:value-type="date">
            <text:p>1996-01-01</text:p>
          </table:table-cell>
          <table:table-cell office:value-type="string" calcext:value-type="string">
            <text:p>Empire Software</text:p>
          </table:table-cell>
          <table:table-cell office:value-type="string" calcext:value-type="string">
            <text:p>JVC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 Sword</text:p>
          </table:table-cell>
          <table:table-cell table:style-name="ce3" office:value-type="date" office:date-value="1992-08-14" calcext:value-type="date">
            <text:p>1992-08-14</text:p>
          </table:table-cell>
          <table:table-cell office:value-type="string" calcext:value-type="string">
            <text:p>Minakuchi Engineering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agical Quest Starring Mickey Mouse</text:p>
          </table:table-cell>
          <table:table-cell table:style-name="ce3" office:value-type="date" office:date-value="1992-12-23" calcext:value-type="date">
            <text:p>1992-12-23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chester United Championship Soccer|Lothar Matthäus Super Soccer GER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o is Missing!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The Software Toolwork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Educa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o Paint</text:p>
          </table:table-cell>
          <table:table-cell table:style-name="ce3" office:value-type="date" office:date-value="1992-08-01" calcext:value-type="date">
            <text:p>1992-08-01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rt To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o's Early Years! Fun with Letter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The Software Toolwork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ca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o's Early Years! Fun with Number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The Software Toolwork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ca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o's Early Years! Preschool Fun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The Software Toolwork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ca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o's Time Machine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The Software Toolwork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Educa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 Davis' The Fishing Master</text:p>
          </table:table-cell>
          <table:table-cell table:style-name="ce3" office:value-type="date" office:date-value="1996-01-01" calcext:value-type="date">
            <text:p>1996-01-01</text:p>
          </table:table-cell>
          <table:table-cell table:number-columns-repeated="2" office:value-type="string" calcext:value-type="string">
            <text:p>Natsu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s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o's Magic Football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Domark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vel Super Heroes: War of the Gems</text:p>
          </table:table-cell>
          <table:table-cell table:style-name="ce3" office:value-type="date" office:date-value="1996-01-01" calcext:value-type="date">
            <text:p>1996-01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y Shelley's Frankenstein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Bits Studios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ask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Black Pearl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 Blaster: Episode 1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Western Technologies</text:p>
          </table:table-cell>
          <table:table-cell office:value-type="string" calcext:value-type="string">
            <text:p>Davidson &amp; Associa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ca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ui Mallard in Cold Shadow|Donald in Maui Mallard EU</text:p>
          </table:table-cell>
          <table:table-cell table:style-name="ce3" office:value-type="date" office:date-value="1996-01-01" calcext:value-type="date">
            <text:p>1996-01-01</text:p>
          </table:table-cell>
          <table:table-cell office:value-type="string" calcext:value-type="string">
            <text:p>Eurocom Entertainment Software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carobot Golf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Toh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b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chWarrior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chWarrior 3050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Tiburon Entertainment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Lo Mania</text:p>
          </table:table-cell>
          <table:table-cell table:style-name="ce3" office:value-type="date" office:date-value="1994-12-31" calcext:value-type="date">
            <text:p>1994-12-31</text:p>
          </table:table-cell>
          <table:table-cell office:value-type="string" calcext:value-type="string">
            <text:p>Sensible Software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Real-time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7</text:p>
          </table:table-cell>
          <table:table-cell table:style-name="ce3" office:value-type="date" office:date-value="1995-09-30" calcext:value-type="date">
            <text:p>1995-09-30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Soccer</text:p>
          </table:table-cell>
          <table:table-cell table:style-name="ce3" office:value-type="date" office:date-value="1994-04-02" calcext:value-type="date">
            <text:p>1994-04-02</text:p>
          </table:table-cell>
          <table:table-cell office:value-type="string" calcext:value-type="string">
            <text:p>Sun 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X</text:p>
          </table:table-cell>
          <table:table-cell table:style-name="ce3" office:value-type="date" office:date-value="1994-01-19" calcext:value-type="date">
            <text:p>1994-01-19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X2</text:p>
          </table:table-cell>
          <table:table-cell table:style-name="ce3" office:value-type="date" office:date-value="1995-01-06" calcext:value-type="date">
            <text:p>1995-01-06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X3</text:p>
          </table:table-cell>
          <table:table-cell table:style-name="ce3" office:value-type="date" office:date-value="1996-01-04" calcext:value-type="date">
            <text:p>1996-01-04</text:p>
          </table:table-cell>
          <table:table-cell office:value-type="string" calcext:value-type="string">
            <text:p>Minakuchi Engineering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Combat: Falcon's Revenge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Intelligent Systems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Light Gun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Marines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Na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eal-time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Morph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Origin Systems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Warriors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LucasArt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Andretti's Indy Car Challenge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Bullet-Proof Softw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Jordan: Chaos in the Windy City</text:p>
          </table:table-cell>
          <table:table-cell table:style-name="ce3" office:value-type="date" office:date-value="1994-11-21" calcext:value-type="date">
            <text:p>1994-11-21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key Mania: The Timeless Adventures of Mickey Mouse</text:p>
          </table:table-cell>
          <table:table-cell table:style-name="ce3" office:value-type="date" office:date-value="1994-10-01" calcext:value-type="date">
            <text:p>1994-10-01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key's Ultimate Challenge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Designer Software</text:p>
          </table:table-cell>
          <table:table-cell office:value-type="string" calcext:value-type="string">
            <text:p>Hi Tech Expressio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 Machines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Codemasters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 Machines 2: Turbo Tournament</text:p>
          </table:table-cell>
          <table:table-cell table:style-name="ce3" office:value-type="date" office:date-value="1996-02-22" calcext:value-type="date">
            <text:p>1996-02-22</text:p>
          </table:table-cell>
          <table:table-cell office:value-type="string" calcext:value-type="string">
            <text:p>Codemasters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ght and Magic II: Gates to Another World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New World Computing</text:p>
          </table:table-cell>
          <table:table-cell office:value-type="string" calcext:value-type="string">
            <text:p>Elite System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ght and Magic III: Isles of Terra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ghty Morphin Power Rangers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Natsume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ghty Morphin Power Rangers: The Movie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Banda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ghty Morphin Power Rangers Fighting Edition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Banda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acle Piano</text:p>
          </table:table-cell>
          <table:table-cell table:style-name="ce3" office:value-type="date" office:date-value="1991-12-31" calcext:value-type="date">
            <text:p>1991-12-31</text:p>
          </table:table-cell>
          <table:table-cell table:number-columns-repeated="2" office:value-type="string" calcext:value-type="string">
            <text:p>The Software Toolwork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ca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BPA Baseball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hawk &amp; Headphone Jack</text:p>
          </table:table-cell>
          <table:table-cell table:style-name="ce3" office:value-type="date" office:date-value="1996-01-01" calcext:value-type="date">
            <text:p>1996-01-01</text:p>
          </table:table-cell>
          <table:table-cell office:value-type="string" calcext:value-type="string">
            <text:p>Black Pearl Software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poly</text:p>
          </table:table-cell>
          <table:table-cell table:style-name="ce3" office:value-type="date" office:date-value="1992-09-01" calcext:value-type="date">
            <text:p>1992-09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Parker Brother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ard g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 Kombat</text:p>
          </table:table-cell>
          <table:table-cell table:style-name="ce3" office:value-type="date" office:date-value="1993-09-13" calcext:value-type="date">
            <text:p>1993-09-13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 Kombat II</text:p>
          </table:table-cell>
          <table:table-cell table:style-name="ce3" office:value-type="date" office:date-value="1994-09-09" calcext:value-type="date">
            <text:p>1994-09-09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 Kombat 3</text:p>
          </table:table-cell>
          <table:table-cell table:style-name="ce3" office:value-type="date" office:date-value="1995-10-13" calcext:value-type="date">
            <text:p>1995-10-13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Williams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ntain Bike Rally|Cannondale Cup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Life Fitness Entertainm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r. Do!</text:p>
          </table:table-cell>
          <table:table-cell table:style-name="ce3" office:value-type="date" office:date-value="1996-12-01" calcext:value-type="date">
            <text:p>1996-12-01</text:p>
          </table:table-cell>
          <table:table-cell office:value-type="string" calcext:value-type="string">
            <text:p>Imagineer</text:p>
          </table:table-cell>
          <table:table-cell office:value-type="string" calcext:value-type="string">
            <text:p>Black Pearl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r. Nutz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s. Pac-Man</text:p>
          </table:table-cell>
          <table:table-cell table:style-name="ce3" office:value-type="date" office:date-value="1996-09-01" calcext:value-type="date">
            <text:p>1996-09-01</text:p>
          </table:table-cell>
          <table:table-cell office:value-type="string" calcext:value-type="string">
            <text:p>Digital Eclipse Software</text:p>
          </table:table-cell>
          <table:table-cell office:value-type="string" calcext:value-type="string">
            <text:p>Williams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ya</text:p>
          </table:table-cell>
          <table:table-cell table:style-name="ce3" office:value-type="date" office:date-value="1992-12-31" calcext:value-type="date">
            <text:p>1992-12-31</text:p>
          </table:table-cell>
          <table:table-cell office:value-type="string" calcext:value-type="string">
            <text:p>Jorudan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sume Championship Wrestling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Natsu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rest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All-Star Challenge</text:p>
          </table:table-cell>
          <table:table-cell table:style-name="ce3" office:value-type="date" office:date-value="1992-12-31" calcext:value-type="date">
            <text:p>1992-12-31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Give 'n Go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Hangtime</text:p>
          </table:table-cell>
          <table:table-cell table:style-name="ce3" office:value-type="date" office:date-value="1996-01-01" calcext:value-type="date">
            <text:p>1996-01-01</text:p>
          </table:table-cell>
          <table:table-cell office:value-type="string" calcext:value-type="string">
            <text:p>Williams Entertainment</text:p>
          </table:table-cell>
          <table:table-cell office:value-type="string" calcext:value-type="string">
            <text:p>Midway Game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Jam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Jam Tournament Edition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Live 95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Live 96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Live 97</text:p>
          </table:table-cell>
          <table:table-cell table:style-name="ce3" office:value-type="date" office:date-value="1996-01-01" calcext:value-type="date">
            <text:p>1996-01-01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Live 98</text:p>
          </table:table-cell>
          <table:table-cell table:style-name="ce3" office:value-type="date" office:date-value="1997-06-17" calcext:value-type="date">
            <text:p>1997-06-17</text:p>
          </table:table-cell>
          <table:table-cell office:value-type="string" calcext:value-type="string">
            <text:p>EA Sports|Tiertex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Showdown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Basketball|World League Basketball EU</text:p>
          </table:table-cell>
          <table:table-cell table:style-name="ce3" office:value-type="date" office:date-value="1992-10-01" calcext:value-type="date">
            <text:p>1992-10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HAL Laboratory|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Final Four Basketball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Bitmasters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Football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The Software Toolworks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man/Haas IndyCar featuring Nigel Mansell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Football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Park Place Productio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Quarterback Club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Quarterback Club 96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94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95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Visual Concepts|High Score Production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96</text:p>
          </table:table-cell>
          <table:table-cell table:style-name="ce3" office:value-type="date" office:date-value="1995-10-26" calcext:value-type="date">
            <text:p>1995-10-26</text:p>
          </table:table-cell>
          <table:table-cell office:value-type="string" calcext:value-type="string">
            <text:p>High Score Productions|Tiburon Entertainment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97</text:p>
          </table:table-cell>
          <table:table-cell table:style-name="ce3" office:value-type="date" office:date-value="1996-10-31" calcext:value-type="date">
            <text:p>1996-10-31</text:p>
          </table:table-cell>
          <table:table-cell office:value-type="string" calcext:value-type="string">
            <text:p>Black Pearl Software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98</text:p>
          </table:table-cell>
          <table:table-cell table:style-name="ce3" office:value-type="date" office:date-value="1997-10-23" calcext:value-type="date">
            <text:p>1997-10-23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Stanley Cup|Super Hockey EU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PA Hockey '93</text:p>
          </table:table-cell>
          <table:table-cell table:style-name="ce3" office:value-type="date" office:date-value="1992-12-31" calcext:value-type="date">
            <text:p>1992-12-31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kelodeon Gut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Viacom New Med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e S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el Mansell's World Championship Racing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nja Gaiden Trilogy</text:p>
          </table:table-cell>
          <table:table-cell table:style-name="ce3" office:value-type="date" office:date-value="1995-08-10" calcext:value-type="date">
            <text:p>1995-08-10</text:p>
          </table:table-cell>
          <table:table-cell table:number-columns-repeated="2" office:value-type="string" calcext:value-type="string">
            <text:p>Tecm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nja Warriors|Ninja Warriors: The New Generation EU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Natsume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 Escape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Bits Studios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bunaga's Ambition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bunaga's Ambition: Lord of Darknes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lan Ryan's Baseball</text:p>
          </table:table-cell>
          <table:table-cell table:style-name="ce3" office:value-type="date" office:date-value="1992-02-28" calcext:value-type="date">
            <text:p>1992-02-28</text:p>
          </table:table-cell>
          <table:table-cell table:number-columns-repeated="2" office:value-type="string" calcext:value-type="string">
            <text:p>Romst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sferatu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S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itus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Bullet-Proof Softw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gre Battle: March of the Black Queen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Eni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al-time Tacti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ympic Summer Games</text:p>
          </table:table-cell>
          <table:table-cell table:style-name="ce3" office:value-type="date" office:date-value="1996-01-01" calcext:value-type="date">
            <text:p>1996-01-01</text:p>
          </table:table-cell>
          <table:table-cell office:value-type="string" calcext:value-type="string">
            <text:p>Black Pearl Software|Tiertex</text:p>
          </table:table-cell>
          <table:table-cell office:value-type="string" calcext:value-type="string">
            <text:p>U.S. Gold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Olympi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the Ball</text:p>
          </table:table-cell>
          <table:table-cell table:style-name="ce3" office:value-type="date" office:date-value="1992-11-01" calcext:value-type="date">
            <text:p>1992-11-01</text:p>
          </table:table-cell>
          <table:table-cell table:number-columns-repeated="2" office:value-type="string" calcext:value-type="string">
            <text:p>Tait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 Europe: Path to Victory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 Logic Bomb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Jale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 Thunderbolt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Aisystem Tokyo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ght Gun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car</text:p>
          </table:table-cell>
          <table:table-cell table:style-name="ce3" office:value-type="date" office:date-value="1996-01-01" calcext:value-type="date">
            <text:p>1996-01-01</text:p>
          </table:table-cell>
          <table:table-cell office:value-type="string" calcext:value-type="string">
            <text:p>Flair Software</text:p>
          </table:table-cell>
          <table:table-cell office:value-type="string" calcext:value-type="string">
            <text:p>Titus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 of This World|Another World EU</text:p>
          </table:table-cell>
          <table:table-cell table:style-name="ce3" office:value-type="date" office:date-value="1992-11-01" calcext:value-type="date">
            <text:p>1992-11-01</text:p>
          </table:table-cell>
          <table:table-cell office:value-type="string" calcext:value-type="string">
            <text:p>Delphine Software International</text:p>
          </table:table-cell>
          <table:table-cell office:value-type="string" calcext:value-type="string">
            <text:p>Interplay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Cinematic 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 to Lunch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lander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, 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.T.O.: Pacific Theater of Operations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.T.O. II: Pacific Theater of Operations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-Attack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Na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-In-Tim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Kalisto Entertainment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-Man 2: The New Adventure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Na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ky and Marlon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Wave Quest</text:p>
          </table:table-cell>
          <table:table-cell office:value-type="string" calcext:value-type="string">
            <text:p>Raya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cational 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agemaster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Fox Interactiv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adin's Quest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Asmik Ace Entertainment</text:p>
          </table:table-cell>
          <table:table-cell office:value-type="string" calcext:value-type="string">
            <text:p>Eni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perboy 2</text:p>
          </table:table-cell>
          <table:table-cell table:style-name="ce3" office:value-type="date" office:date-value="1991-11-01" calcext:value-type="date">
            <text:p>1991-11-01</text:p>
          </table:table-cell>
          <table:table-cell office:value-type="string" calcext:value-type="string">
            <text:p>Tengen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dius: Non-Sense Fantasy</text:p>
          </table:table-cell>
          <table:table-cell table:style-name="ce3" office:value-type="date" office:date-value="1992-01-01" calcext:value-type="date">
            <text:p>1992-01-01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Palcom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eace Keeper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Jale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GA European Tour</text:p>
          </table:table-cell>
          <table:table-cell table:style-name="ce3" office:value-type="date" office:date-value="1996-01-01" calcext:value-type="date">
            <text:p>1996-01-01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Black Pearl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Go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GA Tour 96</text:p>
          </table:table-cell>
          <table:table-cell table:style-name="ce3" office:value-type="date" office:date-value="1996-01-31" calcext:value-type="date">
            <text:p>1996-01-31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Black Pearl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Go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GA Tour Golf</text:p>
          </table:table-cell>
          <table:table-cell table:style-name="ce3" office:value-type="date" office:date-value="1992-03-01" calcext:value-type="date">
            <text:p>1992-03-01</text:p>
          </table:table-cell>
          <table:table-cell office:value-type="string" calcext:value-type="string">
            <text:p>Polygames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Go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lanx</text:p>
          </table:table-cell>
          <table:table-cell table:style-name="ce3" office:value-type="date" office:date-value="1992-10-01" calcext:value-type="date">
            <text:p>1992-10-01</text:p>
          </table:table-cell>
          <table:table-cell table:number-columns-repeated="2" office:value-type="string" calcext:value-type="string">
            <text:p>Ke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ntom 2040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Viacom New Media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ces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Hori Electric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lotwings</text:p>
          </table:table-cell>
          <table:table-cell table:style-name="ce3" office:value-type="date" office:date-value="1991-08-23" calcext:value-type="date">
            <text:p>1991-08-23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ball Dreams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Coconuts Japan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in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ball Fantasies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21st Century Entertainment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in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k Goes to Hollywood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Altron</text:p>
          </table:table-cell>
          <table:table-cell office:value-type="string" calcext:value-type="string">
            <text:p>TecMagik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rates of Dark Water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fall: The Mayan Adventure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Redline Game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-Fighter</text:p>
          </table:table-cell>
          <table:table-cell table:style-name="ce3" office:value-type="date" office:date-value="1992-03-01" calcext:value-type="date">
            <text:p>1992-03-01</text:p>
          </table:table-cell>
          <table:table-cell table:number-columns-repeated="2"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k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Tradewe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cky &amp; Rocky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Natsum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cky &amp; Rocky 2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Natsum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'n TwinBee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Palcom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'n TwinBee: Rainbow Bell Adventure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ulous</text:p>
          </table:table-cell>
          <table:table-cell table:style-name="ce3" office:value-type="date" office:date-value="1991-09-30" calcext:value-type="date">
            <text:p>1991-09-30</text:p>
          </table:table-cell>
          <table:table-cell office:value-type="string" calcext:value-type="string">
            <text:p>Bullfrog Productions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eal-time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ulous II: Trials of the Olympian Gods</text:p>
          </table:table-cell>
          <table:table-cell table:style-name="ce3" office:value-type="date" office:date-value="1993-01-22" calcext:value-type="date">
            <text:p>1993-01-22</text:p>
          </table:table-cell>
          <table:table-cell office:value-type="string" calcext:value-type="string">
            <text:p>Bullfrog Productions</text:p>
          </table:table-cell>
          <table:table-cell office:value-type="string" calcext:value-type="string">
            <text:p>Imagineer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Real-time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ky Pig's Haunted Holiday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Phoenix Interactive Entertainment</text:p>
          </table:table-cell>
          <table:table-cell office:value-type="string" calcext:value-type="string">
            <text:p>Acclaim Entertainment|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Drive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U.S. Gold</text:p>
          </table:table-cell>
          <table:table-cell office:value-type="string" calcext:value-type="string">
            <text:p>Rage Softwar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Instinct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Atl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Moves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Kanek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Piggs of the Dark Age</text:p>
          </table:table-cell>
          <table:table-cell table:style-name="ce3" office:value-type="date" office:date-value="1996-01-01" calcext:value-type="date">
            <text:p>1996-01-01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Titus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Rangers Zeo: Battle Racers</text:p>
          </table:table-cell>
          <table:table-cell table:style-name="ce3" office:value-type="date" office:date-value="1996-01-01" calcext:value-type="date">
            <text:p>1996-01-01</text:p>
          </table:table-cell>
          <table:table-cell table:number-columns-repeated="2" office:value-type="string" calcext:value-type="string">
            <text:p>Banda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Vehicular Comb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monger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Bullfrog Productions</text:p>
          </table:table-cell>
          <table:table-cell office:value-type="string" calcext:value-type="string">
            <text:p>Imagineer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Real-time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historik Man</text:p>
          </table:table-cell>
          <table:table-cell table:style-name="ce3" office:value-type="date" office:date-value="1996-01-01" calcext:value-type="date">
            <text:p>1996-01-01</text:p>
          </table:table-cell>
          <table:table-cell table:number-columns-repeated="2" office:value-type="string" calcext:value-type="string">
            <text:p>Titus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al Rag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Bitmasters</text:p>
          </table:table-cell>
          <table:table-cell office:value-type="string" calcext:value-type="string">
            <text:p>Time Warner Interactiv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e of Persia</text:p>
          </table:table-cell>
          <table:table-cell table:style-name="ce3" office:value-type="date" office:date-value="1992-11-01" calcext:value-type="date">
            <text:p>1992-11-01</text:p>
          </table:table-cell>
          <table:table-cell office:value-type="string" calcext:value-type="string">
            <text:p>Arsys Software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Cinematic 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e of Persia 2: The Shadow and the Flame</text:p>
          </table:table-cell>
          <table:table-cell table:style-name="ce3" office:value-type="date" office:date-value="1996-10-01" calcext:value-type="date">
            <text:p>1996-10-01</text:p>
          </table:table-cell>
          <table:table-cell table:number-columns-repeated="2" office:value-type="string" calcext:value-type="string">
            <text:p>Titus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Cinematic 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Quarterback</text:p>
          </table:table-cell>
          <table:table-cell table:style-name="ce3" office:value-type="date" office:date-value="1992-12-31" calcext:value-type="date">
            <text:p>1992-12-31</text:p>
          </table:table-cell>
          <table:table-cell table:number-columns-repeated="2" office:value-type="string" calcext:value-type="string">
            <text:p>Tradewe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Sport Hockey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Jale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shover</text:p>
          </table:table-cell>
          <table:table-cell table:style-name="ce3" office:value-type="date" office:date-value="1992-12-31" calcext:value-type="date">
            <text:p>1992-12-31</text:p>
          </table:table-cell>
          <table:table-cell office:value-type="string" calcext:value-type="string">
            <text:p>Red Rat Software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tty Squad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System 3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*bert 3</text:p>
          </table:table-cell>
          <table:table-cell table:style-name="ce3" office:value-type="date" office:date-value="1992-10-01" calcext:value-type="date">
            <text:p>1992-10-01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NTV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|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e Drivin'</text:p>
          </table:table-cell>
          <table:table-cell table:style-name="ce3" office:value-type="date" office:date-value="1992-10-01" calcext:value-type="date">
            <text:p>1992-10-01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ical Rex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Laser Beam Entertainment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den Trad</text:p>
          </table:table-cell>
          <table:table-cell table:style-name="ce3" office:value-type="date" office:date-value="1992-04-01" calcext:value-type="date">
            <text:p>1992-04-01</text:p>
          </table:table-cell>
          <table:table-cell office:value-type="string" calcext:value-type="string">
            <text:p>Seibu Kaihatsu|Toei Company|Micronics</text:p>
          </table:table-cell>
          <table:table-cell office:value-type="string" calcext:value-type="string">
            <text:p>Electro Br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part</text:p>
          </table:table-cell>
          <table:table-cell table:style-name="ce3" office:value-type="date" office:date-value="1992-08-01" calcext:value-type="date">
            <text:p>1992-08-01</text:p>
          </table:table-cell>
          <table:table-cell office:value-type="string" calcext:value-type="string">
            <text:p>Bitmaster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ma ½: Hard Battle|Ranma ½ EU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Atelier Double</text:p>
          </table:table-cell>
          <table:table-cell office:value-type="string" calcext:value-type="string">
            <text:p>DTMC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p Jam: Volume On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Motown Software</text:p>
          </table:table-cell>
          <table:table-cell office:value-type="string" calcext:value-type="string">
            <text:p>Mandingo Entertainm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m</text:p>
          </table:table-cell>
          <table:table-cell table:style-name="ce3" office:value-type="date" office:date-value="1996-01-01" calcext:value-type="date">
            <text:p>1996-01-01</text:p>
          </table:table-cell>
          <table:table-cell table:number-columns-repeated="2" office:value-type="string" calcext:value-type="string">
            <text:p>Titus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line F-1 Racer|Aguri Suzuki F-1 Super Driving EU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Absolute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ief Pitcher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Left Field Productio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en &amp; Stimpy Show: Buckaroo$!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Imagineering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en &amp; Stimpy Show: Fire Dogs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en &amp; Stimpy Show: Time Warp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en &amp; Stimpy Show: Veediots!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olution X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il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x Ronan: Experimental Surgeon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Raya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cational 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dick Bowe Boxing|Chavez MX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Malibu Interactive</text:p>
          </table:table-cell>
          <table:table-cell office:value-type="string" calcext:value-type="string">
            <text:p>Extreme Entertainment Grou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o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 of the Phoenix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 of the Robots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al Turf!</text:p>
          </table:table-cell>
          <table:table-cell table:style-name="ce3" office:value-type="date" office:date-value="1992-12-23" calcext:value-type="date">
            <text:p>1992-12-23</text:p>
          </table:table-cell>
          <table:table-cell table:number-columns-repeated="2" office:value-type="string" calcext:value-type="string">
            <text:p>Jale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ad Riot 4WD</text:p>
          </table:table-cell>
          <table:table-cell table:style-name="ce3" office:value-type="date" office:date-value="1992-11-01" calcext:value-type="date">
            <text:p>1992-11-01</text:p>
          </table:table-cell>
          <table:table-cell office:value-type="string" calcext:value-type="string">
            <text:p>Equilibrium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ad Runner's Death Valley Rally|Looney Tunes: Road Runner EU</text:p>
          </table:table-cell>
          <table:table-cell table:style-name="ce3" office:value-type="date" office:date-value="1992-11-01" calcext:value-type="date">
            <text:p>1992-11-01</text:p>
          </table:table-cell>
          <table:table-cell office:value-type="string" calcext:value-type="string">
            <text:p>ICOM Simulations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oCop 3</text:p>
          </table:table-cell>
          <table:table-cell table:style-name="ce3" office:value-type="date" office:date-value="1992-09-01" calcext:value-type="date">
            <text:p>1992-09-01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oCop Versus The Terminator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Virgin Interactiv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otrek <text:s text:c="2"/>Slapstick Jap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Quintet</text:p>
          </table:table-cell>
          <table:table-cell office:value-type="string" calcext:value-type="string">
            <text:p>Eni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k n' Roll Racing</text:p>
          </table:table-cell>
          <table:table-cell table:style-name="ce3" office:value-type="date" office:date-value="1993-06-04" calcext:value-type="date">
            <text:p>1993-06-04</text:p>
          </table:table-cell>
          <table:table-cell office:value-type="string" calcext:value-type="string">
            <text:p>Silicon &amp; Synapse</text:p>
          </table:table-cell>
          <table:table-cell office:value-type="string" calcext:value-type="string">
            <text:p>Interplay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cketeer</text:p>
          </table:table-cell>
          <table:table-cell table:style-name="ce4" office:value-type="string" calcext:value-type="string">
            <text:p>1992-05-01</text:p>
          </table:table-cell>
          <table:table-cell office:value-type="string" calcext:value-type="string">
            <text:p>NovaLogic</text:p>
          </table:table-cell>
          <table:table-cell office:value-type="string" calcext:value-type="string">
            <text:p>IG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ko's Modern Life: Spunky's Dangerous Day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Viacom New Med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ky Rodent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Ir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ger Clemens' MVP Baseball</text:p>
          </table:table-cell>
          <table:table-cell table:style-name="ce3" office:value-type="date" office:date-value="1992-09-12" calcext:value-type="date">
            <text:p>1992-09-12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ce of the Three Kingdoms II</text:p>
          </table:table-cell>
          <table:table-cell table:style-name="ce4" office:value-type="string" calcext:value-type="string">
            <text:p>1992-05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ce of the Three Kingdoms III: Dragon of Destiny</text:p>
          </table:table-cell>
          <table:table-cell table:style-name="ce3" office:value-type="date" office:date-value="1993-12-01" calcext:value-type="date">
            <text:p>1993-12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ce of the Three Kingdoms IV: Wall of Fire</text:p>
          </table:table-cell>
          <table:table-cell table:style-name="ce3" office:value-type="date" office:date-value="1995-07-01" calcext:value-type="date">
            <text:p>1995-07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PM Racing</text:p>
          </table:table-cell>
          <table:table-cell table:style-name="ce3" office:value-type="date" office:date-value="1991-11-01" calcext:value-type="date">
            <text:p>1991-11-01</text:p>
          </table:table-cell>
          <table:table-cell office:value-type="string" calcext:value-type="string">
            <text:p>Silicon &amp; Synapse</text:p>
          </table:table-cell>
          <table:table-cell office:value-type="string" calcext:value-type="string">
            <text:p>Interplay Entertainm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-Type III: The Third Lightning</text:p>
          </table:table-cell>
          <table:table-cell table:style-name="ce3" office:value-type="date" office:date-value="1994-08-02" calcext:value-type="date">
            <text:p>1994-08-02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 Saber</text:p>
          </table:table-cell>
          <table:table-cell table:style-name="ce3" office:value-type="date" office:date-value="1993-06-08" calcext:value-type="date">
            <text:p>1993-06-08</text:p>
          </table:table-cell>
          <table:table-cell office:value-type="string" calcext:value-type="string">
            <text:p>Hori Electric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ilor Moon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urai Shodown|Samurai Spirits JPN</text:p>
          </table:table-cell>
          <table:table-cell table:style-name="ce3" office:value-type="date" office:date-value="1994-09-14" calcext:value-type="date">
            <text:p>1994-09-14</text:p>
          </table:table-cell>
          <table:table-cell table:number-columns-repeated="2" office:value-type="string" calcext:value-type="string">
            <text:p>Takara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urday Night Slam Masters|Muscle Bomber JPN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Wrest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ooby-Doo Mystery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Argonaut Software</text:p>
          </table:table-cell>
          <table:table-cell office:value-type="string" calcext:value-type="string">
            <text:p>Acclaim Entertainment|Sun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Quest DSV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Malibu Game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trategy, 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cret of Evermore</text:p>
          </table:table-cell>
          <table:table-cell table:style-name="ce3" office:value-type="date" office:date-value="1995-10-01" calcext:value-type="date">
            <text:p>1995-10-01</text:p>
          </table:table-cell>
          <table:table-cell table:number-columns-repeated="2" office:value-type="string" calcext:value-type="string">
            <text:p>Squ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cret of Mana</text:p>
          </table:table-cell>
          <table:table-cell table:style-name="ce3" office:value-type="date" office:date-value="1993-10-03" calcext:value-type="date">
            <text:p>1993-10-03</text:p>
          </table:table-cell>
          <table:table-cell table:number-columns-repeated="2" office:value-type="string" calcext:value-type="string">
            <text:p>Squ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cret of the Stars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Tecm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ible Soccer</text:p>
          </table:table-cell>
          <table:table-cell table:style-name="ce3" office:value-type="date" office:date-value="1992-02-14" calcext:value-type="date">
            <text:p>1992-02-14</text:p>
          </table:table-cell>
          <table:table-cell office:value-type="string" calcext:value-type="string">
            <text:p>Sensible Software</text:p>
          </table:table-cell>
          <table:table-cell office:value-type="string" calcext:value-type="string">
            <text:p>Renegade Softwar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run</text:p>
          </table:table-cell>
          <table:table-cell table:style-name="ce4" office:value-type="string" calcext:value-type="string">
            <text:p>1993-05-01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nghai II: Dragon's Eye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Hot-B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oard G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q Fu</text:p>
          </table:table-cell>
          <table:table-cell table:style-name="ce3" office:value-type="date" office:date-value="1994-10-28" calcext:value-type="date">
            <text:p>1994-10-28</text:p>
          </table:table-cell>
          <table:table-cell office:value-type="string" calcext:value-type="string">
            <text:p>Delphine Software International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en's Revenge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Almanic</text:p>
          </table:table-cell>
          <table:table-cell office:value-type="string" calcext:value-type="string">
            <text:p>Vic Toka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il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de Pocket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illiar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Ant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Tomcat System</text:p>
          </table:table-cell>
          <table:table-cell office:value-type="string" calcext:value-type="string">
            <text:p>Maxis Softw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City</text:p>
          </table:table-cell>
          <table:table-cell table:style-name="ce3" office:value-type="date" office:date-value="1991-08-23" calcext:value-type="date">
            <text:p>1991-08-23</text:p>
          </table:table-cell>
          <table:table-cell office:value-type="string" calcext:value-type="string">
            <text:p>Nintendo|Maxis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City 2000</text:p>
          </table:table-cell>
          <table:table-cell table:style-name="ce3" office:value-type="date" office:date-value="1996-01-01" calcext:value-type="date">
            <text:p>1996-01-01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Black Pearl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Earth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Tomcat System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impsons: Bart's Nightmare</text:p>
          </table:table-cell>
          <table:table-cell table:style-name="ce3" office:value-type="date" office:date-value="1992-10-12" calcext:value-type="date">
            <text:p>1992-10-12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Compi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k or Swim</text:p>
          </table:table-cell>
          <table:table-cell table:style-name="ce3" office:value-type="date" office:date-value="1996-01-31" calcext:value-type="date">
            <text:p>1996-01-31</text:p>
          </table:table-cell>
          <table:table-cell office:value-type="string" calcext:value-type="string">
            <text:p>Zeppelin Games</text:p>
          </table:table-cell>
          <table:table-cell office:value-type="string" calcext:value-type="string">
            <text:p>Titus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, 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üljagger: Revolt of the Westicans</text:p>
          </table:table-cell>
          <table:table-cell table:style-name="ce3" office:value-type="date" office:date-value="1992-10-01" calcext:value-type="date">
            <text:p>1992-10-01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American Softwork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yblazer</text:p>
          </table:table-cell>
          <table:table-cell table:style-name="ce3" office:value-type="date" office:date-value="1994-03-16" calcext:value-type="date">
            <text:p>1994-03-16</text:p>
          </table:table-cell>
          <table:table-cell office:value-type="string" calcext:value-type="string">
            <text:p>Ukiyotei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rt Ball</text:p>
          </table:table-cell>
          <table:table-cell table:style-name="ce3" office:value-type="date" office:date-value="1992-03-01" calcext:value-type="date">
            <text:p>1992-03-01</text:p>
          </table:table-cell>
          <table:table-cell office:value-type="string" calcext:value-type="string">
            <text:p>Game Freak , System Sacom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sh Tennis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Tenn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murf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Infograme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murfs Travel The World</text:p>
          </table:table-cell>
          <table:table-cell table:style-name="ce3" office:value-type="date" office:date-value="1994-12-31" calcext:value-type="date">
            <text:p>1994-12-31</text:p>
          </table:table-cell>
          <table:table-cell table:number-columns-repeated="2" office:value-type="string" calcext:value-type="string">
            <text:p>Infograme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ow White: Happily Ever After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Imagitec Design</text:p>
          </table:table-cell>
          <table:table-cell office:value-type="string" calcext:value-type="string">
            <text:p>American Softwork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diers of Fortune|The Chaos Engine EU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Bitmap Brothers</text:p>
          </table:table-cell>
          <table:table-cell office:value-type="string" calcext:value-type="string">
            <text:p>Spectrum Holobyt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ic Blast Man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Tait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ic Blast Man II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Tait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S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Human Entertainment</text:p>
          </table:table-cell>
          <table:table-cell office:value-type="string" calcext:value-type="string">
            <text:p>Vic Toka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l Blazer</text:p>
          </table:table-cell>
          <table:table-cell table:style-name="ce3" office:value-type="date" office:date-value="1992-11-27" calcext:value-type="date">
            <text:p>1992-11-27</text:p>
          </table:table-cell>
          <table:table-cell office:value-type="string" calcext:value-type="string">
            <text:p>Quintet</text:p>
          </table:table-cell>
          <table:table-cell office:value-type="string" calcext:value-type="string">
            <text:p>Enix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Ace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Entertainment International</text:p>
          </table:table-cell>
          <table:table-cell office:value-type="string" calcext:value-type="string">
            <text:p>Absolute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Football: One on One</text:p>
          </table:table-cell>
          <table:table-cell table:style-name="ce3" office:value-type="date" office:date-value="1992-06-01" calcext:value-type="date">
            <text:p>1992-06-01</text:p>
          </table:table-cell>
          <table:table-cell office:value-type="string" calcext:value-type="string">
            <text:p>Bits Studios</text:p>
          </table:table-cell>
          <table:table-cell office:value-type="string" calcext:value-type="string">
            <text:p>Triffi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o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Invaders</text:p>
          </table:table-cell>
          <table:table-cell table:style-name="ce3" office:value-type="date" office:date-value="1997-11-01" calcext:value-type="date">
            <text:p>1997-11-01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Megaforce|Super Aleste EU</text:p>
          </table:table-cell>
          <table:table-cell table:style-name="ce3" office:value-type="date" office:date-value="1992-10-30" calcext:value-type="date">
            <text:p>1992-10-30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Toh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nky's Quest</text:p>
          </table:table-cell>
          <table:table-cell table:style-name="ce3" office:value-type="date" office:date-value="1992-07-01" calcext:value-type="date">
            <text:p>1992-07-01</text:p>
          </table:table-cell>
          <table:table-cell table:number-columns-repeated="2" office:value-type="string" calcext:value-type="string">
            <text:p>Natsum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rkster</text:p>
          </table:table-cell>
          <table:table-cell table:style-name="ce3" office:value-type="date" office:date-value="1994-10-01" calcext:value-type="date">
            <text:p>1994-10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tre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Synergistic Software</text:p>
          </table:table-cell>
          <table:table-cell office:value-type="string" calcext:value-type="string">
            <text:p>Cyber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rst-Person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ed Racer in My Most Dangerous Adventures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edy Gonzales: Los Gatos Bandidos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Sun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-Man: The Animated Series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Western Technologies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-Man and Venom: Maximum Carnage</text:p>
          </table:table-cell>
          <table:table-cell table:style-name="ce3" office:value-type="date" office:date-value="1994-09-16" calcext:value-type="date">
            <text:p>1994-09-16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-Man and the X-Men in Arcade's Revenge</text:p>
          </table:table-cell>
          <table:table-cell table:style-name="ce3" office:value-type="date" office:date-value="1992-11-01" calcext:value-type="date">
            <text:p>1992-11-01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dizzy Worlds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ASCII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rou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Infograme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porting News: Power Baseball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Now Production</text:p>
          </table:table-cell>
          <table:table-cell office:value-type="string" calcext:value-type="string">
            <text:p>Hudson 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ts Illustrated: Championship Football &amp; Baseball|All-American Championship Football EU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Malibu Game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ports Compi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Fox|Starwing EU</text:p>
          </table:table-cell>
          <table:table-cell table:style-name="ce3" office:value-type="date" office:date-value="1993-03-23" calcext:value-type="date">
            <text:p>1993-03-23</text:p>
          </table:table-cell>
          <table:table-cell office:value-type="string" calcext:value-type="string">
            <text:p>Nintendo|Argonaut Games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3D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Trek: Deep Space Nine: The Crossroads of Tim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Novotrade</text:p>
          </table:table-cell>
          <table:table-cell office:value-type="string" calcext:value-type="string">
            <text:p>Playmate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, 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Trek: Starfleet Academy Starship Bridge Simulator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Paramount Interactive</text:p>
          </table:table-cell>
          <table:table-cell office:value-type="string" calcext:value-type="string">
            <text:p>Interplay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Trek: The Next Generation: Future's Past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Spectrum Holobyt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gat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l Talons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Panoramic</text:p>
          </table:table-cell>
          <table:table-cell office:value-type="string" calcext:value-type="string">
            <text:p>Left Field Productio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ultidirectional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rling Sharpe: End 2 End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ne Protectors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Kem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Combat|Ranma ½: Chōnai Gekitōhen JPN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Opus Corporation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Alpha 2|Street Fighter Zero 2 JPN</text:p>
          </table:table-cell>
          <table:table-cell table:style-name="ce3" office:value-type="date" office:date-value="1996-11-01" calcext:value-type="date">
            <text:p>1996-11-01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II: The World Warrior</text:p>
          </table:table-cell>
          <table:table-cell table:style-name="ce3" office:value-type="date" office:date-value="1992-07-01" calcext:value-type="date">
            <text:p>1992-07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II Turbo: Hyper Fighting</text:p>
          </table:table-cell>
          <table:table-cell table:style-name="ce3" office:value-type="date" office:date-value="1993-08-13" calcext:value-type="date">
            <text:p>1993-08-13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Hockey '95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GTE Interactive Med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Racer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Vivid Image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ke Gunner S.T.G|Super Strike Gunner EU</text:p>
          </table:table-cell>
          <table:table-cell table:style-name="ce3" office:value-type="date" office:date-value="1992-10-15" calcext:value-type="date">
            <text:p>1992-10-15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NTVIC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unt Race FX</text:p>
          </table:table-cell>
          <table:table-cell table:style-name="ce3" office:value-type="date" office:date-value="1994-10-10" calcext:value-type="date">
            <text:p>1994-10-10</text:p>
          </table:table-cell>
          <table:table-cell office:value-type="string" calcext:value-type="string">
            <text:p>Nintendo|Argonaut Games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nset Riders</text:p>
          </table:table-cell>
          <table:table-cell table:style-name="ce3" office:value-type="date" office:date-value="1993-06-08" calcext:value-type="date">
            <text:p>1993-06-08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un and G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Adventure Island</text:p>
          </table:table-cell>
          <table:table-cell table:style-name="ce3" office:value-type="date" office:date-value="1992-04-01" calcext:value-type="date">
            <text:p>1992-04-01</text:p>
          </table:table-cell>
          <table:table-cell table:number-columns-repeated="2" office:value-type="string" calcext:value-type="string">
            <text:p>Hudson 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Adventure Island II</text:p>
          </table:table-cell>
          <table:table-cell table:style-name="ce4" office:value-type="string" calcext:value-type="string">
            <text:p>1995-05-10</text:p>
          </table:table-cell>
          <table:table-cell table:number-columns-repeated="2" office:value-type="string" calcext:value-type="string">
            <text:p>Hudson 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uper Aquatic Games Starring the Aquabats|James Pond's Crazy Sports EU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Millennium Interactive</text:p>
          </table:table-cell>
          <table:table-cell office:value-type="string" calcext:value-type="string">
            <text:p>Seika Corporatio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po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aseball 2020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Monolith Corporation</text:p>
          </table:table-cell>
          <table:table-cell office:value-type="string" calcext:value-type="string">
            <text:p>Tradewe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aseball Simulator 1.000</text:p>
          </table:table-cell>
          <table:table-cell table:style-name="ce3" office:value-type="date" office:date-value="1991-12-01" calcext:value-type="date">
            <text:p>1991-12-01</text:p>
          </table:table-cell>
          <table:table-cell table:number-columns-repeated="2" office:value-type="string" calcext:value-type="string">
            <text:p>Culture Br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ases Loaded</text:p>
          </table:table-cell>
          <table:table-cell table:style-name="ce3" office:value-type="date" office:date-value="1991-09-30" calcext:value-type="date">
            <text:p>1991-09-30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ases Loaded 2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ases Loaded 3: License to Steal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atter Up</text:p>
          </table:table-cell>
          <table:table-cell table:style-name="ce3" office:value-type="date" office:date-value="1992-10-01" calcext:value-type="date">
            <text:p>1992-10-01</text:p>
          </table:table-cell>
          <table:table-cell table:number-columns-repeated="2" office:value-type="string" calcext:value-type="string">
            <text:p>Nam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attleship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World Builders Synergistic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rry Kitchen's Super Battletank: War in the Gulf|Super Battletank EU</text:p>
          </table:table-cell>
          <table:table-cell table:style-name="ce3" office:value-type="date" office:date-value="1992-06-01" calcext:value-type="date">
            <text:p>1992-06-01</text:p>
          </table:table-cell>
          <table:table-cell table:number-columns-repeated="2" office:value-type="string" calcext:value-type="string">
            <text:p>Absolute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attletank 2</text:p>
          </table:table-cell>
          <table:table-cell table:style-name="ce3" office:value-type="date" office:date-value="1994-01-11" calcext:value-type="date">
            <text:p>1994-01-11</text:p>
          </table:table-cell>
          <table:table-cell table:number-columns-repeated="2" office:value-type="string" calcext:value-type="string">
            <text:p>Absolute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lack Bass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Starfish</text:p>
          </table:table-cell>
          <table:table-cell office:value-type="string" calcext:value-type="string">
            <text:p>Hot-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s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omberman</text:p>
          </table:table-cell>
          <table:table-cell table:style-name="ce4" office:value-type="string" calcext:value-type="string">
            <text:p>1993-05-10</text:p>
          </table:table-cell>
          <table:table-cell table:number-columns-repeated="2" office:value-type="string" calcext:value-type="string">
            <text:p>Hudson 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omberman 2</text:p>
          </table:table-cell>
          <table:table-cell table:style-name="ce3" office:value-type="date" office:date-value="1994-12-12" calcext:value-type="date">
            <text:p>1994-12-12</text:p>
          </table:table-cell>
          <table:table-cell table:number-columns-repeated="2" office:value-type="string" calcext:value-type="string">
            <text:p>Hudson 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omberman 3</text:p>
          </table:table-cell>
          <table:table-cell table:style-name="ce3" office:value-type="date" office:date-value="1995-10-15" calcext:value-type="date">
            <text:p>1995-10-15</text:p>
          </table:table-cell>
          <table:table-cell table:number-columns-repeated="2" office:value-type="string" calcext:value-type="string">
            <text:p>Hudson Soft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ction|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onk|Super B.C. Kid EU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Red Company</text:p>
          </table:table-cell>
          <table:table-cell office:value-type="string" calcext:value-type="string">
            <text:p>Hudson 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owling</text:p>
          </table:table-cell>
          <table:table-cell table:style-name="ce3" office:value-type="date" office:date-value="1992-09-01" calcext:value-type="date">
            <text:p>1992-09-01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Technōs Jap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w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uster Bros.|Super Pang EU</text:p>
          </table:table-cell>
          <table:table-cell table:style-name="ce3" office:value-type="date" office:date-value="1992-10-01" calcext:value-type="date">
            <text:p>1992-10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Caesars Palace</text:p>
          </table:table-cell>
          <table:table-cell table:style-name="ce3" office:value-type="date" office:date-value="1993-08-08" calcext:value-type="date">
            <text:p>1993-08-08</text:p>
          </table:table-cell>
          <table:table-cell office:value-type="string" calcext:value-type="string">
            <text:p>Illusion Softworks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b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Castlevania IV</text:p>
          </table:table-cell>
          <table:table-cell table:style-name="ce3" office:value-type="date" office:date-value="1991-12-04" calcext:value-type="date">
            <text:p>1991-12-04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Chase H.Q.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Tait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Conflict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Vic Toka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Double Dragon</text:p>
          </table:table-cell>
          <table:table-cell table:style-name="ce3" office:value-type="date" office:date-value="1992-10-01" calcext:value-type="date">
            <text:p>1992-10-01</text:p>
          </table:table-cell>
          <table:table-cell office:value-type="string" calcext:value-type="string">
            <text:p>Technōs Japan</text:p>
          </table:table-cell>
          <table:table-cell office:value-type="string" calcext:value-type="string">
            <text:p>Tradewe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Dany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Dropzon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ction-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Ghouls 'n Ghosts</text:p>
          </table:table-cell>
          <table:table-cell table:style-name="ce3" office:value-type="date" office:date-value="1991-11-28" calcext:value-type="date">
            <text:p>1991-11-28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Goal! 2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Godzilla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Toh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High Impact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Ice Hockey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Sunsoft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International Cricket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rick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James Pond|Super James Pond II EU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American Softwork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Mario All-Stars</text:p>
          </table:table-cell>
          <table:table-cell table:style-name="ce3" office:value-type="date" office:date-value="1993-08-01" calcext:value-type="date">
            <text:p>1993-08-01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Mario All-Stars + Super Mario World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Mario Kart</text:p>
          </table:table-cell>
          <table:table-cell table:style-name="ce3" office:value-type="date" office:date-value="1992-09-01" calcext:value-type="date">
            <text:p>1992-09-01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Mario RPG: Legend of the Seven Stars</text:p>
          </table:table-cell>
          <table:table-cell table:style-name="ce4" office:value-type="string" calcext:value-type="string">
            <text:p>1996-05-13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Mario World</text:p>
          </table:table-cell>
          <table:table-cell table:style-name="ce3" office:value-type="date" office:date-value="1991-08-23" calcext:value-type="date">
            <text:p>1991-08-23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Mario World 2: Yoshi's Island</text:p>
          </table:table-cell>
          <table:table-cell table:style-name="ce3" office:value-type="date" office:date-value="1995-10-04" calcext:value-type="date">
            <text:p>1995-10-04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Metroid</text:p>
          </table:table-cell>
          <table:table-cell table:style-name="ce3" office:value-type="date" office:date-value="1994-04-18" calcext:value-type="date">
            <text:p>1994-04-18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Morph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Millennium Interactive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Ninja Boy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Culture Br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Nova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Tait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Off Road</text:p>
          </table:table-cell>
          <table:table-cell table:style-name="ce3" office:value-type="date" office:date-value="1991-12-01" calcext:value-type="date">
            <text:p>1991-12-01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Tradewe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Off Road: The Baja</text:p>
          </table:table-cell>
          <table:table-cell table:style-name="ce3" office:value-type="date" office:date-value="1993-07-02" calcext:value-type="date">
            <text:p>1993-07-02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Tradewe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Pinball: Behind the Mask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KaZe|Meldac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in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Play Action Football</text:p>
          </table:table-cell>
          <table:table-cell table:style-name="ce3" office:value-type="date" office:date-value="1992-01-01" calcext:value-type="date">
            <text:p>1992-01-01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Punch-Out!!</text:p>
          </table:table-cell>
          <table:table-cell table:style-name="ce3" office:value-type="date" office:date-value="1994-09-14" calcext:value-type="date">
            <text:p>1994-09-14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ox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Putty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System 3</text:p>
          </table:table-cell>
          <table:table-cell office:value-type="string" calcext:value-type="string">
            <text:p>U.S. Gold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R.B.I. Baseball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Time Warner Interact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R-Type</text:p>
          </table:table-cell>
          <table:table-cell table:style-name="ce3" office:value-type="date" office:date-value="1991-09-01" calcext:value-type="date">
            <text:p>1991-09-01</text:p>
          </table:table-cell>
          <table:table-cell table:number-columns-repeated="2" office:value-type="string" calcext:value-type="string">
            <text:p>Ire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cope 6|Nintendo Scope 6 EU</text:p>
          </table:table-cell>
          <table:table-cell table:style-name="ce3" office:value-type="date" office:date-value="1992-02-01" calcext:value-type="date">
            <text:p>1992-02-01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Light Gun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lam Dunk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Virgin Interact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lap Shot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Ringler Studios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c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mash TV</text:p>
          </table:table-cell>
          <table:table-cell table:style-name="ce3" office:value-type="date" office:date-value="1992-01-01" calcext:value-type="date">
            <text:p>1992-01-01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occer</text:p>
          </table:table-cell>
          <table:table-cell table:style-name="ce3" office:value-type="date" office:date-value="1992-05-01" calcext:value-type="date">
            <text:p>1992-05-01</text:p>
          </table:table-cell>
          <table:table-cell office:value-type="string" calcext:value-type="string">
            <text:p>Human Entertainment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occer Champ|Euro Football Champ EU</text:p>
          </table:table-cell>
          <table:table-cell table:style-name="ce3" office:value-type="date" office:date-value="1992-06-01" calcext:value-type="date">
            <text:p>1992-06-01</text:p>
          </table:table-cell>
          <table:table-cell table:number-columns-repeated="2" office:value-type="string" calcext:value-type="string">
            <text:p>Tait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olitaire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Extreme Entertainment Grou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 G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tar Wars</text:p>
          </table:table-cell>
          <table:table-cell table:style-name="ce3" office:value-type="date" office:date-value="1992-06-01" calcext:value-type="date">
            <text:p>1992-06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JVC|LucasA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|Run and G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tar Wars: The Empire Strikes Back</text:p>
          </table:table-cell>
          <table:table-cell table:style-name="ce3" office:value-type="date" office:date-value="1993-06-01" calcext:value-type="date">
            <text:p>1993-06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JVC|LucasA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|Run and G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tar Wars: Return of the Jedi</text:p>
          </table:table-cell>
          <table:table-cell table:style-name="ce3" office:value-type="date" office:date-value="1994-06-22" calcext:value-type="date">
            <text:p>1994-06-22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JVC|LucasArt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|Run and G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treet Fighter II: The New Challengers</text:p>
          </table:table-cell>
          <table:table-cell table:style-name="ce3" office:value-type="date" office:date-value="1994-07-18" calcext:value-type="date">
            <text:p>1994-07-18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trike Eagle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MicroPros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Combat Flight Sim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Tennis</text:p>
          </table:table-cell>
          <table:table-cell table:style-name="ce3" office:value-type="date" office:date-value="1991-11-02" calcext:value-type="date">
            <text:p>1991-11-02</text:p>
          </table:table-cell>
          <table:table-cell office:value-type="string" calcext:value-type="string">
            <text:p>Tokyo Shoseki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Tenn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Troll Islands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Kemco</text:p>
          </table:table-cell>
          <table:table-cell office:value-type="string" calcext:value-type="string">
            <text:p>American Softwork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Turrican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Factor 5</text:p>
          </table:table-cell>
          <table:table-cell office:value-type="string" calcext:value-type="string">
            <text:p>Seika Corporatio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Turrican 2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Factor 5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Valis IV</text:p>
          </table:table-cell>
          <table:table-cell table:style-name="ce3" office:value-type="date" office:date-value="1993-02-01" calcext:value-type="date">
            <text:p>1993-02-01</text:p>
          </table:table-cell>
          <table:table-cell office:value-type="string" calcext:value-type="string">
            <text:p>Telenet Japan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Widget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Atlu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zuka 8 Hour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Nam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AT Kats: The Radical Squadron</text:p>
          </table:table-cell>
          <table:table-cell table:style-name="ce3" office:value-type="date" office:date-value="1995-08-21" calcext:value-type="date">
            <text:p>1995-08-21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Hudson Sof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dicat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Bullfrog Productions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eal-time Tacti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valion</text:p>
          </table:table-cell>
          <table:table-cell table:style-name="ce3" office:value-type="date" office:date-value="1992-01-01" calcext:value-type="date">
            <text:p>1992-01-01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Toshiba EM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hoo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: The Arcade Game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z-Mania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mo Super Baseball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Tecm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mo Super Bowl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Tecm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mo Super Bowl II: Special Edition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Tecm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mo Super Bowl III: Final Edition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Tecm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mo Super NBA Basketball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Tecm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aske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enage Mutant Ninja Turtles IV: Turtles in Time|Teenage Mutant Hero Turtles IV: Turtles in Time EU</text:p>
          </table:table-cell>
          <table:table-cell table:style-name="ce3" office:value-type="date" office:date-value="1992-08-15" calcext:value-type="date">
            <text:p>1992-08-15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enage Mutant Ninja Turtles: Tournament Fighters|Teenage Mutant Hero Turtles: Tournament Fighters EU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erminator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ator 2: Judgment Day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Bits Studios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anigma</text:p>
          </table:table-cell>
          <table:table-cell table:style-name="ce3" office:value-type="date" office:date-value="1996-12-19" calcext:value-type="date">
            <text:p>1996-12-19</text:p>
          </table:table-cell>
          <table:table-cell office:value-type="string" calcext:value-type="string">
            <text:p>Quintet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tris &amp; Dr. Mario</text:p>
          </table:table-cell>
          <table:table-cell table:style-name="ce3" office:value-type="date" office:date-value="1994-12-30" calcext:value-type="date">
            <text:p>1994-12-30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tris 2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Bullet-Proof Software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tris Attack</text:p>
          </table:table-cell>
          <table:table-cell table:style-name="ce3" office:value-type="date" office:date-value="1996-08-04" calcext:value-type="date">
            <text:p>1996-08-04</text:p>
          </table:table-cell>
          <table:table-cell office:value-type="string" calcext:value-type="string">
            <text:p>Intelligent Systems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me Park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Bullfrog Production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im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omas the Tank Engine &amp; Friends</text:p>
          </table:table-cell>
          <table:table-cell table:style-name="ce3" office:value-type="date" office:date-value="1993-08-02" calcext:value-type="date">
            <text:p>1993-08-02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, 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under Spirits</text:p>
          </table:table-cell>
          <table:table-cell table:style-name="ce3" office:value-type="date" office:date-value="1992-06-01" calcext:value-type="date">
            <text:p>1992-06-01</text:p>
          </table:table-cell>
          <table:table-cell office:value-type="string" calcext:value-type="string">
            <text:p>Technosoft</text:p>
          </table:table-cell>
          <table:table-cell office:value-type="string" calcext:value-type="string">
            <text:p>Seika Corpo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ick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Fox Interact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Slip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Sales Curve Interactive</text:p>
          </table:table-cell>
          <table:table-cell office:value-type="string" calcext:value-type="string">
            <text:p>Vic Toka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Trax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Malibu Game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cop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JVC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on &amp; Pumbaa's Jungle Games</text:p>
          </table:table-cell>
          <table:table-cell table:style-name="ce3" office:value-type="date" office:date-value="1997-11-30" calcext:value-type="date">
            <text:p>1997-11-30</text:p>
          </table:table-cell>
          <table:table-cell office:value-type="string" calcext:value-type="string">
            <text:p>Tiertex Design Studios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Compi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 Star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il Shooter, Light Gun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tin in Tibet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Infograme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d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y Toon Adventures: Buster Busts Loose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y Toon Adventures: Wacky Sports Challenge|Tiny Toon Adventures: Wild &amp; Wacky Sports EU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po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O Super Championship Boxing</text:p>
          </table:table-cell>
          <table:table-cell table:style-name="ce3" office:value-type="date" office:date-value="1992-10-01" calcext:value-type="date">
            <text:p>1992-10-01</text:p>
          </table:table-cell>
          <table:table-cell office:value-type="string" calcext:value-type="string">
            <text:p>Sting Entertainment</text:p>
          </table:table-cell>
          <table:table-cell office:value-type="string" calcext:value-type="string">
            <text:p>Sofel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ox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N Bass Tournament of Champion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American Softwork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s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dd McFarlane's Spawn: The Video Gam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Ukiyotei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 and Jerry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Riedel Software Productions</text:p>
          </table:table-cell>
          <table:table-cell office:value-type="string" calcext:value-type="string">
            <text:p>Hi Tech Expression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my Moe's Winter Extreme: Skiing &amp; Snowboarding|Val d'Isere Championship EU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Loriciel</text:p>
          </table:table-cell>
          <table:table-cell office:value-type="string" calcext:value-type="string">
            <text:p>Electro Brai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kiing|Snowboar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y Meola's Sidekicks Soccer|Super Copa BRA|World Soccer EU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Electro Brai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p Gear</text:p>
          </table:table-cell>
          <table:table-cell table:style-name="ce3" office:value-type="date" office:date-value="1992-04-16" calcext:value-type="date">
            <text:p>1992-04-16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Ke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p Gear 2</text:p>
          </table:table-cell>
          <table:table-cell table:style-name="ce3" office:value-type="date" office:date-value="1993-08-08" calcext:value-type="date">
            <text:p>1993-08-08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Ke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p Gear 3000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Ke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Carnage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Black Pearl Software</text:p>
          </table:table-cell>
          <table:table-cell office:value-type="string" calcext:value-type="string">
            <text:p>Malibu Game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y Story</text:p>
          </table:table-cell>
          <table:table-cell table:style-name="ce3" office:value-type="date" office:date-value="1995-12-31" calcext:value-type="date">
            <text:p>1995-12-31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Disney Interactiv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ys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Absolute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oddlers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Atod</text:p>
          </table:table-cell>
          <table:table-cell office:value-type="string" calcext:value-type="string">
            <text:p>Seika Corporatio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oy Aikman NFL Football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Tradewes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oot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Golf: Wicked 18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T&amp;E Software</text:p>
          </table:table-cell>
          <table:table-cell office:value-type="string" calcext:value-type="string">
            <text:p>Bullet-Proof Softw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Golf Classics: Pebble Beach Golf Links</text:p>
          </table:table-cell>
          <table:table-cell table:style-name="ce3" office:value-type="date" office:date-value="1992-04-01" calcext:value-type="date">
            <text:p>1992-04-01</text:p>
          </table:table-cell>
          <table:table-cell table:number-columns-repeated="2" office:value-type="string" calcext:value-type="string">
            <text:p>T&amp;E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Go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Golf Classics: Waialae Country Club</text:p>
          </table:table-cell>
          <table:table-cell table:style-name="ce3" office:value-type="date" office:date-value="1991-11-30" calcext:value-type="date">
            <text:p>1991-11-30</text:p>
          </table:table-cell>
          <table:table-cell table:number-columns-repeated="2" office:value-type="string" calcext:value-type="string">
            <text:p>T&amp;E Softw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Lies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ff E Nuff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Jale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n and Burn: No-Fly Zone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Absolute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Jet Flight Sim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wisted Tales of Spike McFang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Red Entertainment</text:p>
          </table:table-cell>
          <table:table-cell office:value-type="string" calcext:value-type="string">
            <text:p>Bullet-Proof Softw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.N. Squadron</text:p>
          </table:table-cell>
          <table:table-cell table:style-name="ce3" office:value-type="date" office:date-value="1991-09-09" calcext:value-type="date">
            <text:p>1991-09-09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crolling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ima: Runes of Virtue II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Origin Systems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ima VI: The False Prophet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Origin Systems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ima VII: The Black Gate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Origin Systems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imate Fighter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Culture Br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imate Mortal Kombat 3</text:p>
          </table:table-cell>
          <table:table-cell table:style-name="ce3" office:value-type="date" office:date-value="1996-06-26" calcext:value-type="date">
            <text:p>1996-06-26</text:p>
          </table:table-cell>
          <table:table-cell office:value-type="string" calcext:value-type="string">
            <text:p>Avalanche Software</text:p>
          </table:table-cell>
          <table:table-cell office:value-type="string" calcext:value-type="string">
            <text:p>Williams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raman: Towards the Future</text:p>
          </table:table-cell>
          <table:table-cell table:style-name="ce3" office:value-type="date" office:date-value="1991-10-19" calcext:value-type="date">
            <text:p>1991-10-19</text:p>
          </table:table-cell>
          <table:table-cell table:number-columns-repeated="2" office:value-type="string" calcext:value-type="string">
            <text:p>Banda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charted Waters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mulation,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charted Waters: New Horizon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Ko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mulation,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racers|Unirally EU</text:p>
          </table:table-cell>
          <table:table-cell table:style-name="ce3" office:value-type="date" office:date-value="1994-06-01" calcext:value-type="date">
            <text:p>1994-06-01</text:p>
          </table:table-cell>
          <table:table-cell office:value-type="string" calcext:value-type="string">
            <text:p>DMA Design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touchables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ban Strike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Granite Bay Software</text:p>
          </table:table-cell>
          <table:table-cell office:value-type="string" calcext:value-type="string">
            <text:p>Black Pearl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hoo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opia: The Creation of a Nation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Jale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eal-time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gas Stakes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HAL Laboratory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Gamb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om/Spider-Man: Separation Anxiety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Bea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l Bart</text:p>
          </table:table-cell>
          <table:table-cell table:style-name="ce3" office:value-type="date" office:date-value="1994-09-26" calcext:value-type="date">
            <text:p>1994-09-26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|Compi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l Soccer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Hudson Soft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rtex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Electro Brai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3D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 2410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Advanced Productio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 3010: The Revolution</text:p>
          </table:table-cell>
          <table:table-cell table:style-name="ce3" office:value-type="date" office:date-value="1996-10-01" calcext:value-type="date">
            <text:p>1996-10-01</text:p>
          </table:table-cell>
          <table:table-cell table:number-columns-repeated="2" office:value-type="string" calcext:value-type="string">
            <text:p>Advanced Productio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n-based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io's Woods</text:p>
          </table:table-cell>
          <table:table-cell table:style-name="ce3" office:value-type="date" office:date-value="1994-12-10" calcext:value-type="date">
            <text:p>1994-12-10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lock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pSpeed</text:p>
          </table:table-cell>
          <table:table-cell table:style-name="ce3" office:value-type="date" office:date-value="1992-12-01" calcext:value-type="date">
            <text:p>1992-12-01</text:p>
          </table:table-cell>
          <table:table-cell table:number-columns-repeated="2" office:value-type="string" calcext:value-type="string">
            <text:p>Accolad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pace Flight Sim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erworld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Ocean Softwar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hoot 'Em 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yne Gretzky and the NHLPA All-Stars</text:p>
          </table:table-cell>
          <table:table-cell table:style-name="ce3" office:value-type="date" office:date-value="1995-01-01" calcext:value-type="date">
            <text:p>1995-01-01</text:p>
          </table:table-cell>
          <table:table-cell table:number-columns-repeated="2" office:value-type="string" calcext:value-type="string">
            <text:p>Time Warner Interact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orts (ice hockey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yne's World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CW SuperBrawl Wrestling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rest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lord</text:p>
          </table:table-cell>
          <table:table-cell table:style-name="ce3" office:value-type="date" office:date-value="1995-01-01" calcext:value-type="date">
            <text:p>1995-01-01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're Back! A Dinosaur's Story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Hi Tech Expression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el of Fortune: Featuring Vanna White</text:p>
          </table:table-cell>
          <table:table-cell table:style-name="ce3" office:value-type="date" office:date-value="1992-09-01" calcext:value-type="date">
            <text:p>1992-09-01</text:p>
          </table:table-cell>
          <table:table-cell office:value-type="string" calcext:value-type="string">
            <text:p>Imagitec Design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e S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el of Fortune Deluxe!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Imagitec Design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e S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re in the World Is Carmen Sandiego?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Broderbund</text:p>
          </table:table-cell>
          <table:table-cell office:value-type="string" calcext:value-type="string">
            <text:p>Hi Tech Expression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Educational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re in Time is Carmen Sandiego?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Broderbund</text:p>
          </table:table-cell>
          <table:table-cell office:value-type="string" calcext:value-type="string">
            <text:p>Hi Tech Expressio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cational 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rlo</text:p>
          </table:table-cell>
          <table:table-cell table:style-name="ce3" office:value-type="date" office:date-value="1992-01-01" calcext:value-type="date">
            <text:p>1992-01-01</text:p>
          </table:table-cell>
          <table:table-cell table:number-columns-repeated="2" office:value-type="string" calcext:value-type="string">
            <text:p>Namco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ction-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zz</text:p>
          </table:table-cell>
          <table:table-cell table:style-name="ce3" office:value-type="date" office:date-value="1996-11-01" calcext:value-type="date">
            <text:p>1996-11-01</text:p>
          </table:table-cell>
          <table:table-cell office:value-type="string" calcext:value-type="string">
            <text:p>Flair Software</text:p>
          </table:table-cell>
          <table:table-cell office:value-type="string" calcext:value-type="string">
            <text:p>Titus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d Guns</text:p>
          </table:table-cell>
          <table:table-cell table:style-name="ce3" office:value-type="date" office:date-value="1995-07-04" calcext:value-type="date">
            <text:p>1995-07-04</text:p>
          </table:table-cell>
          <table:table-cell table:number-columns-repeated="2" office:value-type="string" calcext:value-type="string">
            <text:p>Natsum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Cabal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dSnake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Manley &amp; Associates</text:p>
          </table:table-cell>
          <table:table-cell office:value-type="string" calcext:value-type="string">
            <text:p>Spectrum HoloBy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iams Arcade's Greatest Hits</text:p>
          </table:table-cell>
          <table:table-cell table:style-name="ce3" office:value-type="date" office:date-value="1996-10-31" calcext:value-type="date">
            <text:p>1996-10-31</text:p>
          </table:table-cell>
          <table:table-cell office:value-type="string" calcext:value-type="string">
            <text:p>Digital Eclipse Software</text:p>
          </table:table-cell>
          <table:table-cell office:value-type="string" calcext:value-type="string">
            <text:p>Midway Games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rcade Compi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g Commander</text:p>
          </table:table-cell>
          <table:table-cell table:style-name="ce3" office:value-type="date" office:date-value="1992-03-01" calcext:value-type="date">
            <text:p>1992-03-01</text:p>
          </table:table-cell>
          <table:table-cell office:value-type="string" calcext:value-type="string">
            <text:p>Origin Systems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pace flight sim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g Commander: The Secret Missions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Origin Systems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pace flight sim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gs 2: Aces High|Blazing Skies EU</text:p>
          </table:table-cell>
          <table:table-cell table:style-name="ce3" office:value-type="date" office:date-value="1992-10-01" calcext:value-type="date">
            <text:p>1992-10-01</text:p>
          </table:table-cell>
          <table:table-cell table:number-columns-repeated="2" office:value-type="string" calcext:value-type="string">
            <text:p>Na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light si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ter Gold</text:p>
          </table:table-cell>
          <table:table-cell table:style-name="ce3" office:value-type="date" office:date-value="1996-11-28" calcext:value-type="date">
            <text:p>1996-11-28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po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ter Olympic Games: Lillehammer '94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U.S. Gold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ports Compi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Wizard of Oz</text:p>
          </table:table-cell>
          <table:table-cell table:style-name="ce3" office:value-type="date" office:date-value="1993-10-05" calcext:value-type="date">
            <text:p>1993-10-05</text:p>
          </table:table-cell>
          <table:table-cell table:number-columns-repeated="2" office:value-type="string" calcext:value-type="string">
            <text:p>S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venture (movie bas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zardry V: Heart of the Maelstrom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ASCII Entertainment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lfchild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lfenstein 3D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Imagineer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rst-person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lverine: Adamantium Rage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Bits Studios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tris</text:p>
          </table:table-cell>
          <table:table-cell table:style-name="ce3" office:value-type="date" office:date-value="1992-11-01" calcext:value-type="date">
            <text:p>1992-11-01</text:p>
          </table:table-cell>
          <table:table-cell office:value-type="string" calcext:value-type="string">
            <text:p>Bullet-Proof Software</text:p>
          </table:table-cell>
          <table:table-cell office:value-type="string" calcext:value-type="string">
            <text:p>Spectrum HoloBy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Class Rugby</text:p>
          </table:table-cell>
          <table:table-cell table:style-name="ce3" office:value-type="date" office:date-value="1993-01-01" calcext:value-type="date">
            <text:p>1993-01-01</text:p>
          </table:table-cell>
          <table:table-cell office:value-type="string" calcext:value-type="string">
            <text:p>Audiogenic</text:p>
          </table:table-cell>
          <table:table-cell office:value-type="string" calcext:value-type="string">
            <text:p>Imagineer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Rugb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Cup USA '94</text:p>
          </table:table-cell>
          <table:table-cell table:style-name="ce3" office:value-type="date" office:date-value="1994-01-01" calcext:value-type="date">
            <text:p>1994-01-01</text:p>
          </table:table-cell>
          <table:table-cell table:number-columns-repeated="2" office:value-type="string" calcext:value-type="string">
            <text:p>U.S. Gold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Heroes</text:p>
          </table:table-cell>
          <table:table-cell table:style-name="ce3" office:value-type="date" office:date-value="1993-01-01" calcext:value-type="date">
            <text:p>1993-01-01</text:p>
          </table:table-cell>
          <table:table-cell table:number-columns-repeated="2"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Heroes 2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Saurus Co., Ltd</text:p>
          </table:table-cell>
          <table:table-cell office:value-type="string" calcext:value-type="string">
            <text:p>Taka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gh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League Soccer</text:p>
          </table:table-cell>
          <table:table-cell table:style-name="ce3" office:value-type="date" office:date-value="1992-06-01" calcext:value-type="date">
            <text:p>1992-06-01</text:p>
          </table:table-cell>
          <table:table-cell office:value-type="string" calcext:value-type="string">
            <text:p>ANCO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Masters Golf</text:p>
          </table:table-cell>
          <table:table-cell table:style-name="ce3" office:value-type="date" office:date-value="1995-11-23" calcext:value-type="date">
            <text:p>1995-11-23</text:p>
          </table:table-cell>
          <table:table-cell office:value-type="string" calcext:value-type="string">
            <text:p>Arc Developments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Go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Soccer '94: Road to Glory|Striker EU|Eric Cantona Football Challenge FRA</text:p>
          </table:table-cell>
          <table:table-cell table:style-name="ce3" office:value-type="date" office:date-value="1993-12-01" calcext:value-type="date">
            <text:p>1993-12-01</text:p>
          </table:table-cell>
          <table:table-cell office:value-type="string" calcext:value-type="string">
            <text:p>Rage Software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Soc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ms</text:p>
          </table:table-cell>
          <table:table-cell table:style-name="ce3" office:value-type="date" office:date-value="1996-09-29" calcext:value-type="date">
            <text:p>1996-09-29</text:p>
          </table:table-cell>
          <table:table-cell office:value-type="string" calcext:value-type="string">
            <text:p>Team 17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Strate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RAW</text:p>
          </table:table-cell>
          <table:table-cell table:style-name="ce3" office:value-type="date" office:date-value="1994-01-01" calcext:value-type="date">
            <text:p>1994-01-01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Wrest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Royal Rumble</text:p>
          </table:table-cell>
          <table:table-cell table:style-name="ce3" office:value-type="date" office:date-value="1993-06-08" calcext:value-type="date">
            <text:p>1993-06-08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Wrest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Super WrestleMania</text:p>
          </table:table-cell>
          <table:table-cell table:style-name="ce3" office:value-type="date" office:date-value="1992-02-12" calcext:value-type="date">
            <text:p>1992-02-12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Wrest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WrestleMania: The Arcade Game</text:p>
          </table:table-cell>
          <table:table-cell table:style-name="ce3" office:value-type="date" office:date-value="1995-11-01" calcext:value-type="date">
            <text:p>1995-11-01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Wrest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ardion</text:p>
          </table:table-cell>
          <table:table-cell table:style-name="ce3" office:value-type="date" office:date-value="1992-06-01" calcext:value-type="date">
            <text:p>1992-06-01</text:p>
          </table:table-cell>
          <table:table-cell table:number-columns-repeated="2" office:value-type="string" calcext:value-type="string">
            <text:p>Asmik Ace Entertainm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, side scroller, 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Kaliber 2097</text:p>
          </table:table-cell>
          <table:table-cell table:style-name="ce3" office:value-type="date" office:date-value="1994-02-01" calcext:value-type="date">
            <text:p>1994-02-01</text:p>
          </table:table-cell>
          <table:table-cell office:value-type="string" calcext:value-type="string">
            <text:p>Toshiba EMI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Men: Mutant Apocalypse</text:p>
          </table:table-cell>
          <table:table-cell table:style-name="ce3" office:value-type="date" office:date-value="1994-11-01" calcext:value-type="date">
            <text:p>1994-11-01</text:p>
          </table:table-cell>
          <table:table-cell table:number-columns-repeated="2" office:value-type="string" calcext:value-type="string">
            <text:p>Capcom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Zone</text:p>
          </table:table-cell>
          <table:table-cell table:style-name="ce3" office:value-type="date" office:date-value="1992-01-01" calcext:value-type="date">
            <text:p>1992-01-01</text:p>
          </table:table-cell>
          <table:table-cell table:number-columns-repeated="2" office:value-type="string" calcext:value-type="string">
            <text:p>Kemc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ail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shi's Cookie</text:p>
          </table:table-cell>
          <table:table-cell table:style-name="ce3" office:value-type="date" office:date-value="1993-04-01" calcext:value-type="date">
            <text:p>1993-04-01</text:p>
          </table:table-cell>
          <table:table-cell table:number-columns-repeated="2" office:value-type="string" calcext:value-type="string">
            <text:p>Bullet-Proof Softwar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shi's Safari</text:p>
          </table:table-cell>
          <table:table-cell table:style-name="ce3" office:value-type="date" office:date-value="1993-09-03" calcext:value-type="date">
            <text:p>1993-09-03</text:p>
          </table:table-cell>
          <table:table-cell table:number-columns-repeated="2" office:value-type="string" calcext:value-type="string">
            <text:p>Nintendo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Light Gun Shoo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ung Merlin</text:p>
          </table:table-cell>
          <table:table-cell table:style-name="ce3" office:value-type="date" office:date-value="1994-03-18" calcext:value-type="date">
            <text:p>1994-03-18</text:p>
          </table:table-cell>
          <table:table-cell office:value-type="string" calcext:value-type="string">
            <text:p>Westwood Studios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s III: Wanderers from Ys</text:p>
          </table:table-cell>
          <table:table-cell table:style-name="ce3" office:value-type="date" office:date-value="1992-01-10" calcext:value-type="date">
            <text:p>1992-01-10</text:p>
          </table:table-cell>
          <table:table-cell office:value-type="string" calcext:value-type="string">
            <text:p>Tonkin House</text:p>
          </table:table-cell>
          <table:table-cell office:value-type="string" calcext:value-type="string">
            <text:p>American Samm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tion Role-Pla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ro the Kamikaze Squirrel</text:p>
          </table:table-cell>
          <table:table-cell table:style-name="ce3" office:value-type="date" office:date-value="1994-11-01" calcext:value-type="date">
            <text:p>1994-11-01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mbies Ate My Neighbors|Zombies EU</text:p>
          </table:table-cell>
          <table:table-cell table:style-name="ce3" office:value-type="date" office:date-value="1993-09-24" calcext:value-type="date">
            <text:p>1993-09-24</text:p>
          </table:table-cell>
          <table:table-cell office:value-type="string" calcext:value-type="string">
            <text:p>LucasArt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ol</text:p>
          </table:table-cell>
          <table:table-cell table:style-name="ce3" office:value-type="date" office:date-value="1993-06-01" calcext:value-type="date">
            <text:p>1993-06-01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GameTek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lat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op</text:p>
          </table:table-cell>
          <table:table-cell table:style-name="ce3" office:value-type="date" office:date-value="1995-09-15" calcext:value-type="date">
            <text:p>1995-09-15</text:p>
          </table:table-cell>
          <table:table-cell office:value-type="string" calcext:value-type="string">
            <text:p>Hookstone Productions</text:p>
          </table:table-cell>
          <table:table-cell office:value-type="string" calcext:value-type="string">
            <text:p>Viacom New Media</text:p>
          </table:table-cell>
          <table:table-cell office:value-type="string" calcext:value-type="string">
            <text:p>NA|PAL</text:p>
          </table:table-cell>
          <table:table-cell office:value-type="string" calcext:value-type="string">
            <text:p>Puzzle</text:p>
          </table:table-cell>
          <table:table-cell table:number-columns-repeated="1018"/>
        </table:table-row>
        <table:table-row table:style-name="ro1" table:number-rows-repeated="10477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F7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7-01-22T22:51:03.535011213</meta:creation-date>
    <dc:date>2017-01-22T23:16:05.419206815</dc:date>
    <dc:creator>pedro </dc:creator>
    <meta:editing-duration>PT8M5S</meta:editing-duration>
    <meta:editing-cycles>2</meta:editing-cycles>
    <meta:generator>LibreOffice/5.0.3.2$Linux_X86_64 LibreOffice_project/00m0$Build-2</meta:generator>
    <meta:document-statistic meta:table-count="1" meta:cell-count="4679" meta:object-count="0"/>
  </office:meta>
</office:document-meta>
</file>